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3C3C3C" fo:background-color="#FFFFFF"/>
    </style:style>
    <style:style style:name="ce6" style:family="table-cell" style:parent-style-name="Default" style:data-style-name="N0">
      <style:table-cell-properties fo:border="thin solid #3C3C3C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fo:color="#008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3C3C3C" style:vertical-align="automatic" fo:background-color="#FFFFFF"/>
    </style:style>
    <style:style style:name="ce10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fo:color="#9933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BE2D5"/>
      <style:text-properties style:font-name="Arial1" style:font-name-asian="Arial1" style:font-name-complex="Arial1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3C3C3C" style:vertical-align="middle" fo:wrap-option="wrap" fo:background-color="#FBE2D5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BE2D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BE2D5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3C3C3C" style:vertical-align="middle" fo:wrap-option="wrap" fo:background-color="#FBE2D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wrap-option="wrap" fo:background-color="#FBE2D5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C0E6F5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0E6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0E6F5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3C3C3C" style:vertical-align="middle" fo:wrap-option="wrap" fo:background-color="#C0E6F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3C3C3C" style:vertical-align="middle" fo:wrap-option="wrap" fo:background-color="#C0E6F5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 fo:background-color="#C0E6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C1F0C8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C1F0C8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C1F0C8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fo:background-color="#C1F0C8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C1F0C8"/>
      <style:text-properties fo:color="#C00000" style:font-name="Arial1" style:font-name-asian="Arial1" style:font-name-complex="Arial1" fo:font-size="16pt" style:font-size-asian="16pt" style:font-size-complex="16pt"/>
    </style:style>
    <style:style style:name="ce34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text-properties fo:color="#C00000" style:font-name="Arial1" style:font-name-asian="Arial1" style:font-name-complex="Arial1" fo:font-size="16pt" style:font-size-asian="16pt" style:font-size-complex="16pt"/>
    </style:style>
    <style:style style:name="ce35" style:family="table-cell" style:parent-style-name="Default" style:data-style-name="N0">
      <style:table-cell-properties style:vertical-align="middle" fo:wrap-option="wrap" fo:background-color="#C1F0C8" style:repeat-content="false"/>
      <style:paragraph-properties fo:text-align="center"/>
      <style:text-properties fo:color="#C00000" style:font-name="Arial1" style:font-name-asian="Arial1" style:font-name-complex="Arial1" fo:font-size="16pt" style:font-size-asian="16pt" style:font-size-complex="16pt"/>
    </style:style>
    <style:style style:name="ce36" style:family="table-cell" style:parent-style-name="Default" style:data-style-name="N0">
      <style:table-cell-properties fo:background-color="#F2CEEF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2CEE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2CEE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3C3C3C" style:vertical-align="middle" fo:wrap-option="wrap" fo:background-color="#F2CEEF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3C3C3C" style:vertical-align="middle" fo:wrap-option="wrap" fo:background-color="#F2CEE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wrap-option="wrap" fo:background-color="#F2CEE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2CEEF"/>
      <style:text-properties fo:color="#FF0000" style:font-name="Arial1" style:font-name-asian="Arial1" style:font-name-complex="Arial1" fo:font-size="14pt" style:font-size-asian="14pt" style:font-size-complex="14pt"/>
    </style:style>
    <style:style style:name="ce43" style:family="table-cell" style:parent-style-name="Default" style:data-style-name="N0">
      <style:table-cell-properties fo:border="thin solid #3C3C3C" style:vertical-align="middle" fo:wrap-option="wrap" fo:background-color="#F2CEEF" style:repeat-content="false"/>
      <style:paragraph-properties fo:text-align="start" fo:margin-left="0cm"/>
      <style:text-properties fo:color="#FF0000" style:font-name="Arial1" style:font-name-asian="Arial1" style:font-name-complex="Arial1" fo:font-size="14pt" style:font-size-asian="14pt" style:font-size-complex="14pt"/>
    </style:style>
    <style:style style:name="ce44" style:family="table-cell" style:parent-style-name="Default" style:data-style-name="N0">
      <style:table-cell-properties style:vertical-align="middle" fo:wrap-option="wrap" fo:background-color="#F2CEEF" style:repeat-content="false"/>
      <style:paragraph-properties fo:text-align="center"/>
      <style:text-properties fo:color="#FF0000" style:font-name="Arial1" style:font-name-asian="Arial1" style:font-name-complex="Arial1" fo:font-size="14pt" style:font-size-asian="14pt" style:font-size-complex="14pt"/>
    </style:style>
    <style:style style:name="ce45" style:family="table-cell" style:parent-style-name="Default" style:data-style-name="N0">
      <style:table-cell-properties fo:background-color="#C0E6F5"/>
      <style:text-properties fo:color="#FF0000" style:font-name="Arial1" style:font-name-asian="Arial1" style:font-name-complex="Arial1" fo:font-size="14pt" style:font-size-asian="14pt" style:font-size-complex="14pt"/>
    </style:style>
    <style:style style:name="ce46" style:family="table-cell" style:parent-style-name="Default" style:data-style-name="N0">
      <style:table-cell-properties fo:border="thin solid #3C3C3C" style:vertical-align="middle" fo:wrap-option="wrap" fo:background-color="#C0E6F5" style:repeat-content="false"/>
      <style:paragraph-properties fo:text-align="start" fo:margin-left="0cm"/>
      <style:text-properties fo:color="#FF0000" style:font-name="Arial1" style:font-name-asian="Arial1" style:font-name-complex="Arial1" fo:font-size="14pt" style:font-size-asian="14pt" style:font-size-complex="14pt"/>
    </style:style>
    <style:style style:name="ce47" style:family="table-cell" style:parent-style-name="Default" style:data-style-name="N0">
      <style:table-cell-properties style:vertical-align="middle" fo:wrap-option="wrap" fo:background-color="#C0E6F5" style:repeat-content="false"/>
      <style:paragraph-properties fo:text-align="center"/>
      <style:text-properties fo:color="#FF0000" style:font-name="Arial1" style:font-name-asian="Arial1" style:font-name-complex="Arial1" fo:font-size="14pt" style:font-size-asian="14pt" style:font-size-complex="14pt"/>
    </style:style>
    <style:style style:name="ce48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middle" fo:wrap-option="wrap" fo:background-color="#C1F0C8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3C3C3C" style:vertical-align="middle" fo:wrap-option="wrap" fo:background-color="#FBE2D5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middle" fo:wrap-option="wrap" fo:background-color="#FBE2D5" style:repeat-content="false"/>
      <style:paragraph-properties fo:text-align="center"/>
    </style:style>
    <style:style style:name="ce52" style:family="table-cell" style:parent-style-name="Default" style:data-style-name="N0">
      <style:table-cell-properties fo:background-color="#DAE9F8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3C3C3C" style:vertical-align="middle" fo:wrap-option="wrap" fo:background-color="#DAE9F8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3C3C3C" style:vertical-align="middle" fo:wrap-option="wrap" fo:background-color="#DAE9F8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middle" fo:wrap-option="wrap" fo:background-color="#DAE9F8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fo:color="#FF6600" style:font-name="Arial1" style:font-name-asian="Arial1" style:font-name-complex="Arial1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3C3C3C" fo:background-color="#FFFFFF"/>
    </style:style>
    <style:style style:name="ce63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3C3C3C" style:vertical-align="automatic" fo:background-color="#FFFFFF" style:repeat-content="false"/>
      <style:paragraph-properties fo:text-align="start" fo:margin-left="0cm"/>
    </style:style>
    <style:style style:name="ce65" style:family="table-cell" style:parent-style-name="Default" style:data-style-name="N36">
      <style:table-cell-properties fo:border="thin solid #3C3C3C" fo:background-color="#FFFFFF"/>
    </style:style>
    <style:style style:name="co1" style:family="table-column">
      <style:table-column-properties fo:break-before="auto" style:column-width="0.758472222222222cm"/>
    </style:style>
    <style:style style:name="co2" style:family="table-column">
      <style:table-column-properties fo:break-before="auto" style:column-width="1.14652777777778cm"/>
    </style:style>
    <style:style style:name="co3" style:family="table-column">
      <style:table-column-properties fo:break-before="auto" style:column-width="2.76930555555556cm"/>
    </style:style>
    <style:style style:name="co4" style:family="table-column">
      <style:table-column-properties fo:break-before="auto" style:column-width="5.27402777777778cm"/>
    </style:style>
    <style:style style:name="co5" style:family="table-column">
      <style:table-column-properties fo:break-before="auto" style:column-width="5.67972222222222cm"/>
    </style:style>
    <style:style style:name="co6" style:family="table-column">
      <style:table-column-properties fo:break-before="auto" style:column-width="5.76791666666667cm"/>
    </style:style>
    <style:style style:name="co7" style:family="table-column">
      <style:table-column-properties fo:break-before="auto" style:column-width="5.50333333333333cm"/>
    </style:style>
    <style:style style:name="co8" style:family="table-column">
      <style:table-column-properties fo:break-before="auto" style:column-width="4.40972222222222cm"/>
    </style:style>
    <style:style style:name="co9" style:family="table-column">
      <style:table-column-properties fo:break-before="auto" style:column-width="3.47486111111111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.78152777777778cm"/>
    </style:style>
    <style:style style:name="co12" style:family="table-column">
      <style:table-column-properties fo:break-before="auto" style:column-width="1.83444444444444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95pt" style:use-optimal-row-height="false" fo:break-before="auto"/>
    </style:style>
    <style:style style:name="ro5" style:family="table-row">
      <style:table-row-properties style:row-height="140.5pt" style:use-optimal-row-height="false" fo:break-before="auto"/>
    </style:style>
    <style:style style:name="ro6" style:family="table-row">
      <style:table-row-properties style:row-height="74.65pt" style:use-optimal-row-height="false" fo:break-before="auto"/>
    </style:style>
    <style:style style:name="ro7" style:family="table-row">
      <style:table-row-properties style:row-height="130pt" style:use-optimal-row-height="false" fo:break-before="auto"/>
    </style:style>
    <style:style style:name="ro8" style:family="table-row">
      <style:table-row-properties style:row-height="88.5pt" style:use-optimal-row-height="false" fo:break-before="auto"/>
    </style:style>
    <style:style style:name="ro9" style:family="table-row">
      <style:table-row-properties style:row-height="103.5pt" style:use-optimal-row-height="false" fo:break-before="auto"/>
    </style:style>
    <style:style style:name="ro10" style:family="table-row">
      <style:table-row-properties style:row-height="8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6" style:family="table-cell" style:parent-style-name="Default" style:data-style-name="N0">
      <style:table-cell-properties fo:border="thin solid #3C3C3C" style:vertical-align="middle" fo:wrap-option="wrap" fo:background-color="#FBE2D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67" style:family="table-cell" style:parent-style-name="Default" style:data-style-name="N0">
      <style:table-cell-properties fo:border="thin solid #3C3C3C" style:vertical-align="middle" fo:wrap-option="wrap" fo:background-color="#C0E6F5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68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69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text-properties fo:color="#C00000" style:font-name="Arial1" style:font-name-asian="Arial1" style:font-name-complex="Arial1" fo:font-size="16pt" style:font-size-asian="16pt" style:font-size-complex="16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0" style:family="table-cell" style:parent-style-name="Default" style:data-style-name="N0">
      <style:table-cell-properties fo:border="thin solid #3C3C3C" style:vertical-align="middle" fo:wrap-option="wrap" fo:background-color="#F2CEE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1" style:family="table-cell" style:parent-style-name="Default" style:data-style-name="N0">
      <style:table-cell-properties fo:border="thin solid #3C3C3C" style:vertical-align="middle" fo:wrap-option="wrap" fo:background-color="#F2CEEF" style:repeat-content="false"/>
      <style:paragraph-properties fo:text-align="start" fo:margin-left="0cm"/>
      <style:text-properties fo:color="#FF0000" style:font-name="Arial1" style:font-name-asian="Arial1" style:font-name-complex="Arial1" fo:font-size="14pt" style:font-size-asian="14pt" style:font-size-complex="14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2" style:family="table-cell" style:parent-style-name="Default" style:data-style-name="N0">
      <style:table-cell-properties fo:border="thin solid #3C3C3C" style:vertical-align="middle" fo:wrap-option="wrap" fo:background-color="#C0E6F5" style:repeat-content="false"/>
      <style:paragraph-properties fo:text-align="start" fo:margin-left="0cm"/>
      <style:text-properties fo:color="#FF0000" style:font-name="Arial1" style:font-name-asian="Arial1" style:font-name-complex="Arial1" fo:font-size="14pt" style:font-size-asian="14pt" style:font-size-complex="14pt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3" style:family="table-cell" style:parent-style-name="Default" style:data-style-name="N0">
      <style:table-cell-properties fo:border="thin solid #3C3C3C" style:vertical-align="middle" fo:wrap-option="wrap" fo:background-color="#C1F0C8" style:repeat-content="false"/>
      <style:paragraph-properties fo:text-align="start" fo:margin-left="0cm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4" style:family="table-cell" style:parent-style-name="Default" style:data-style-name="N0">
      <style:table-cell-properties fo:border="thin solid #3C3C3C" style:vertical-align="middle" fo:wrap-option="wrap" fo:background-color="#FBE2D5" style:repeat-content="false"/>
      <style:paragraph-properties fo:text-align="start" fo:margin-left="0cm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5" style:family="table-cell" style:parent-style-name="Default" style:data-style-name="N0">
      <style:table-cell-properties fo:border="thin solid #3C3C3C" style:vertical-align="middle" fo:wrap-option="wrap" fo:background-color="#DAE9F8" style:repeat-content="false"/>
      <style:paragraph-properties fo:text-align="start" fo:margin-left="0cm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6" style:family="table-cell" style:parent-style-name="Default" style:data-style-name="N0">
      <style:table-cell-properties fo:border="thin solid #3C3C3C" style:vertical-align="middle" fo:wrap-option="wrap" fo:background-color="#FFFFFF" style:repeat-content="false"/>
      <style:paragraph-properties fo:text-align="start" fo:margin-left="0cm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  <style:style style:name="ce7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map style:condition="of:cell-content()=&quot;BLOCKED&quot;" style:apply-style-name="cf16"/>
      <style:map style:condition="of:cell-content()=&quot;PASS&quot;" style:apply-style-name="cf18"/>
      <style:map style:condition="of:cell-content()=&quot;FAIL&quot;" style:apply-style-name="cf17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title="Sorry...">
            <text:p>Sorry, You can not change this cell...</text:p>
          </table:error-message>
        </table:content-validation>
        <table:content-validation table:name="val2">
          <table:help-message/>
          <table:error-message table:title="Sorry..." table:display="true">
            <text:p>Sorry, You can not change this cell...</text:p>
          </table:error-message>
        </table:content-validation>
        <table:content-validation table:name="val3" table:condition="of:cell-content-is-date() and cell-content()&gt;40282">
          <table:help-message table:title="Enter Date:" table:display="true">
            <text:p>E.g. 14-Apr-2010</text:p>
          </table:help-message>
          <table:error-message table:title="Wrong Entry:" table:display="true">
            <text:p>Please enter date greater than 14-Apr-2010</text:p>
          </table:error-message>
        </table:content-validation>
        <table:content-validation table:name="val4" table:condition="of:cell-content-text-length-is-between(1,50)">
          <table:help-message table:title="Enter Name:" table:display="true">
            <text:p>Please enter name of the document author.</text:p>
          </table:help-message>
          <table:error-message table:title="Wrong Entry:" table:display="true">
            <text:p>Please enter only characters...</text:p>
          </table:error-message>
        </table:content-validation>
        <table:content-validation table:name="val5" table:condition="of:cell-content-is-in-list(&quot;Functionality&quot;;&quot;Usability&quot;;&quot;UI&quot;;&quot;Security&quot;;&quot;NA&quot;)">
          <table:help-message/>
          <table:error-message table:display="true"/>
        </table:content-validation>
        <table:content-validation table:name="val6">
          <table:help-message/>
          <table:error-message table:title="Error:" table:display="true">
            <text:p>This field is non editable.</text:p>
          </table:error-message>
        </table:content-validation>
        <table:content-validation table:name="val7" table:condition="of:cell-content-is-in-list(&quot;PASS&quot;;&quot;FAIL&quot;;&quot;BLOCKED&quot;)">
          <table:help-message/>
          <table:error-message table:display="true"/>
        </table:content-validation>
        <table:content-validation table:name="val8">
          <table:help-message table:title="Enter Test Case ID:" table:display="true">
            <text:p>E.g. TC_Admin_001</text:p>
          </table:help-message>
          <table:error-message table:display="true"/>
        </table:content-validation>
        <table:content-validation table:name="val9" table:condition="of:cell-content-is-whole-number() and cell-content()&gt;0">
          <table:help-message/>
          <table:error-message table:title="Wrong Entry:" table:display="true">
            <text:p>Only numbers are allowed</text:p>
          </table:error-message>
        </table:content-validation>
      </table:content-validations>
      <table:table table:name="Test_Cases_Functionality_(3)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25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6" table:default-cell-style-name="ce25"/>
        <table:table-column table:style-name="co11" table:number-columns-repeated="767" table:default-cell-style-name="ce1"/>
        <table:table-column table:style-name="co12" table:number-columns-repeated="15360" table:default-cell-style-name="ce1"/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number-columns-spanned="2" table:number-rows-spanned="1" table:style-name="ce60">
            <text:p>PROJECT NAME:</text:p>
          </table:table-cell>
          <table:covered-table-cell/>
          <table:table-cell office:value-type="string" table:number-columns-spanned="4" table:number-rows-spanned="1" table:content-validation-name="val1" table:style-name="ce61">
            <text:p>ORANGE HRM-3.1</text:p>
          </table:table-cell>
          <table:covered-table-cell table:number-columns-repeated="3"/>
          <table:table-cell office:value-type="string" table:style-name="ce4">
            <text:p>Test Cases Count:</text:p>
          </table:table-cell>
          <table:table-cell table:number-columns-spanned="2" table:number-rows-spanned="1" table:style-name="ce62"/>
          <table:covered-table-cell/>
          <table:table-cell table:style-name="ce6"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number-columns-spanned="2" table:number-rows-spanned="1" table:style-name="ce63">
            <text:p>Doc. Version No. :</text:p>
          </table:table-cell>
          <table:covered-table-cell/>
          <table:table-cell table:number-columns-spanned="4" table:number-rows-spanned="1" table:content-validation-name="val2" table:style-name="ce62"/>
          <table:covered-table-cell table:number-columns-repeated="3"/>
          <table:table-cell office:value-type="string" table:style-name="ce7">
            <text:p>PASS</text:p>
          </table:table-cell>
          <table:table-cell office:value-type="float" office:value="74" table:formula="of:=COUNTIF([.J10:.J65536];[.H4])" table:style-name="ce8">
            <text:p>74</text:p>
          </table:table-cell>
          <table:table-cell office:value-type="string" table:style-name="ce9">
            <text:p>BLOCKED</text:p>
          </table:table-cell>
          <table:table-cell office:value-type="float" office:value="0" table:formula="of:=COUNTIF([.J10:.J65536];[.J4])" table:content-validation-name="val6" table:style-name="ce10">
            <text:p>0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number-columns-spanned="2" table:number-rows-spanned="1" table:style-name="ce64">
            <text:p>Creation Date:</text:p>
          </table:table-cell>
          <table:covered-table-cell/>
          <table:table-cell office:value-type="date" office:date-value="2024-04-29T00:00:00" table:number-columns-spanned="4" table:number-rows-spanned="1" table:content-validation-name="val3" table:style-name="ce65">
            <text:p>29-04-2024</text:p>
          </table:table-cell>
          <table:covered-table-cell table:number-columns-repeated="3"/>
          <table:table-cell office:value-type="string" table:style-name="ce7">
            <text:p>FAIL</text:p>
          </table:table-cell>
          <table:table-cell office:value-type="float" office:value="0" table:formula="of:=COUNTIF([.J10:.J65536];[.H5])" table:style-name="ce11">
            <text:p>0</text:p>
          </table:table-cell>
          <table:table-cell office:value-type="string" table:style-name="ce9">
            <text:p>Not Executed</text:p>
          </table:table-cell>
          <table:table-cell office:value-type="float" office:value="-74" table:formula="of:=[.I3]-([.I4]+[.I5]+[.K4])" table:content-validation-name="val6" table:style-name="ce4">
            <text:p>-74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number-columns-spanned="2" table:number-rows-spanned="1" table:style-name="ce64">
            <text:p>Prepared By:</text:p>
          </table:table-cell>
          <table:covered-table-cell/>
          <table:table-cell office:value-type="string" table:number-columns-spanned="4" table:number-rows-spanned="1" table:content-validation-name="val4" table:style-name="ce62">
            <text:p>Shivanand Chougule</text:p>
          </table:table-cell>
          <table:covered-table-cell table:number-columns-repeated="3"/>
          <table:table-cell office:value-type="string" table:number-columns-spanned="2" table:number-rows-spanned="1" table:style-name="ce64">
            <text:p>Reviewed By:</text:p>
          </table:table-cell>
          <table:covered-table-cell/>
          <table:table-cell table:number-columns-spanned="2" table:number-rows-spanned="1" table:style-name="ce62"/>
          <table:covered-table-cell/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number-columns-spanned="2" table:number-rows-spanned="1" table:style-name="ce64">
            <text:p>SR. NO.</text:p>
          </table:table-cell>
          <table:covered-table-cell/>
          <table:table-cell office:value-type="string" table:number-columns-spanned="4" table:number-rows-spanned="1" table:style-name="ce64">
            <text:p>Admin</text:p>
          </table:table-cell>
          <table:covered-table-cell table:number-columns-repeated="3"/>
          <table:table-cell office:value-type="string" table:style-name="ce7">
            <text:p>Testing Type:</text:p>
          </table:table-cell>
          <table:table-cell office:value-type="string" table:content-validation-name="val5" table:style-name="ce9">
            <text:p>Functionality</text:p>
          </table:table-cell>
          <table:table-cell table:style-name="ce5"/>
          <table:table-cell table:style-name="ce9"/>
          <table:table-cell table:number-columns-repeated="16373" table:style-name="ce2"/>
        </table:table-row>
        <table:table-row table:style-name="ro3">
          <table:table-cell table:style-name="ce2"/>
          <table:table-cell office:value-type="string" table:style-name="ce12">
            <text:p>SR. NO.</text:p>
          </table:table-cell>
          <table:table-cell office:value-type="string" table:style-name="ce12">
            <text:p>TEST CASE ID</text:p>
          </table:table-cell>
          <table:table-cell office:value-type="string" table:style-name="ce12">
            <text:p>OBJECTIVE</text:p>
          </table:table-cell>
          <table:table-cell office:value-type="string" table:style-name="ce12">
            <text:p>PREREQUISITE</text:p>
          </table:table-cell>
          <table:table-cell office:value-type="string" table:style-name="ce12">
            <text:p>STEPS TO BE FOLLOWED</text:p>
          </table:table-cell>
          <table:table-cell office:value-type="string" table:style-name="ce12">
            <text:p>TEST DATA</text:p>
          </table:table-cell>
          <table:table-cell office:value-type="string" table:style-name="ce12">
            <text:p>EXPECTED RESULT</text:p>
          </table:table-cell>
          <table:table-cell office:value-type="string" table:style-name="ce12">
            <text:p>ACTUAL RESULT</text:p>
          </table:table-cell>
          <table:table-cell office:value-type="string" table:style-name="ce12">
            <text:p>STATUS PASS/FAIL</text:p>
          </table:table-cell>
          <table:table-cell office:value-type="string" table:style-name="ce12">
            <text:p>COMMENT</text:p>
          </table:table-cell>
          <table:table-cell table:number-columns-repeated="16373" table:style-name="ce2"/>
        </table:table-row>
        <table:table-row table:style-name="ro4">
          <table:table-cell table:style-name="ce13"/>
          <table:table-cell office:value-type="float" office:value="1" table:content-validation-name="val9" table:style-name="ce14">
            <text:p>1</text:p>
          </table:table-cell>
          <table:table-cell office:value-type="string" table:content-validation-name="val8" table:style-name="ce15">
            <text:p>TC_Company Info_general information_01</text:p>
          </table:table-cell>
          <table:table-cell office:value-type="string" table:style-name="ce16">
            <text:p>To Check functionality of adding general information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General Information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17">
            <text:p>Organization Name</text:p>
            <text:p>Sada</text:p>
            <text:p>Number of Employees</text:p>
            <text:p>141</text:p>
            <text:p>Registration Number</text:p>
            <text:p>0355</text:p>
            <text:p>Tax ID</text:p>
            <text:p>267545</text:p>
            <text:p>Phone</text:p>
            <text:p>7083125732</text:p>
            <text:p>Fax</text:p>
            <text:p>1958</text:p>
            <text:p>Email</text:p>
            <text:p>sada@gmail.com</text:p>
            <text:p>Address Street 1</text:p>
            <text:p>Gadhinglaj</text:p>
            <text:p>City</text:p>
            <text:p>Kolhapur</text:p>
            <text:p>State/Province</text:p>
            <text:p>Maharastra</text:p>
            <text:p>Zip/Postal Code</text:p>
            <text:p>416501</text:p>
            <text:p>Country</text:p>
            <text:p>India</text:p>
          </table:table-cell>
          <table:table-cell office:value-type="string" table:style-name="ce17">
            <text:p>General information should successfully added and saved in OrangeHRM.<text:s/></text:p>
          </table:table-cell>
          <table:table-cell office:value-type="string" table:style-name="ce17">
            <text:p>General information is successfully added and saved in OrangeHRM.<text:s/></text:p>
          </table:table-cell>
          <table:table-cell office:value-type="string" table:content-validation-name="val7" table:style-name="ce66">
            <text:p>PASS</text:p>
          </table:table-cell>
          <table:table-cell table:style-name="ce66"/>
          <table:table-cell table:number-columns-repeated="16373" table:style-name="ce18"/>
        </table:table-row>
        <table:table-row-group>
          <table:table-row table:style-name="ro5">
            <table:table-cell table:style-name="ce13"/>
            <table:table-cell office:value-type="float" office:value="2" table:formula="of:=[.B9]+1" table:content-validation-name="val9" table:style-name="ce14">
              <text:p>2</text:p>
            </table:table-cell>
            <table:table-cell office:value-type="string" table:content-validation-name="val8" table:style-name="ce15">
              <text:p>TC_Company Info_general information_02</text:p>
            </table:table-cell>
            <table:table-cell office:value-type="string" table:style-name="ce16">
              <text:p>To Check functionality of adding general information keeping blank fields</text:p>
            </table:table-cell>
            <table:table-cell office:value-type="string" table:style-name="ce15">
              <text:p>User logged into OrangeHRM system</text:p>
            </table:table-cell>
            <table:table-cell office:value-type="string" table:style-name="ce17">
              <text:p><text:s/>1. Navigate to the "Admin" module.<text:s/></text:p>
              <text:p>2. Select <text:s/>"General Information".<text:s/></text:p>
              <text:p>3. Click on the "Add" button.</text:p>
              <text:p>4. Click on the "Save" button.</text:p>
            </table:table-cell>
            <table:table-cell table:style-name="ce15"/>
            <table:table-cell office:value-type="string" table:style-name="ce17">
              <text:p>General information should not <text:s/>added and show Aproperiate message</text:p>
            </table:table-cell>
            <table:table-cell office:value-type="string" table:style-name="ce17">
              <text:p>General information is not <text:s/>added and show Aproperiate message</text:p>
            </table:table-cell>
            <table:table-cell office:value-type="string" table:content-validation-name="val7" table:style-name="ce66">
              <text:p>PASS</text:p>
            </table:table-cell>
            <table:table-cell table:style-name="ce66"/>
            <table:table-cell table:number-columns-repeated="16373" table:style-name="ce18"/>
          </table:table-row>
        </table:table-row-group>
        <table:table-row table:style-name="ro6">
          <table:table-cell table:style-name="ce13"/>
          <table:table-cell office:value-type="float" office:value="3" table:formula="of:=[.B10]+1" table:content-validation-name="val9" table:style-name="ce14">
            <text:p>3</text:p>
          </table:table-cell>
          <table:table-cell office:value-type="string" table:content-validation-name="val8" table:style-name="ce15">
            <text:p>TC_Company Info_general information_03</text:p>
          </table:table-cell>
          <table:table-cell office:value-type="string" table:style-name="ce16">
            <text:p>To Check functionality of editing general information<text:s/>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General Information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17">
            <text:p>Organization Name</text:p>
            <text:p>Sadanand English Speaking Course</text:p>
            <text:p>Number of Employees</text:p>
            <text:p>146</text:p>
            <text:p>Registration Number</text:p>
            <text:p>0355</text:p>
            <text:p>Tax ID</text:p>
            <text:p>267545</text:p>
            <text:p>Phone</text:p>
            <text:p>7083125732</text:p>
            <text:p>Fax</text:p>
            <text:p>1958</text:p>
            <text:p>Email</text:p>
            <text:p>sada@gmail.com</text:p>
            <text:p>Address Street 1</text:p>
            <text:p>Gadhinglaj</text:p>
            <text:p>Address Street 2</text:p>
            <text:p>City</text:p>
            <text:p>Kolhapur</text:p>
            <text:p>State/Province</text:p>
            <text:p>Maharastra</text:p>
            <text:p>Zip/Postal Code</text:p>
            <text:p>416501</text:p>
            <text:p>Country</text:p>
            <text:p>India</text:p>
          </table:table-cell>
          <table:table-cell office:value-type="string" table:style-name="ce17">
            <text:p>General information should successfully Updateded and saved in OrangeHRM.<text:s/></text:p>
          </table:table-cell>
          <table:table-cell office:value-type="string" table:style-name="ce17">
            <text:p>General information is successfully Updateded and saved in OrangeHRM.<text:s/></text:p>
          </table:table-cell>
          <table:table-cell office:value-type="string" table:content-validation-name="val7" table:style-name="ce66">
            <text:p>PASS</text:p>
          </table:table-cell>
          <table:table-cell table:style-name="ce66"/>
          <table:table-cell table:number-columns-repeated="16373" table:style-name="ce18"/>
        </table:table-row>
        <table:table-row table:style-name="ro7">
          <table:table-cell table:style-name="ce19"/>
          <table:table-cell office:value-type="float" office:value="4" table:formula="of:=[.B11]+1" table:content-validation-name="val9" table:style-name="ce14">
            <text:p>4</text:p>
          </table:table-cell>
          <table:table-cell office:value-type="string" table:content-validation-name="val8" table:style-name="ce20">
            <text:p>TC_Company Info_Locations_04</text:p>
          </table:table-cell>
          <table:table-cell office:value-type="string" table:style-name="ce21">
            <text:p>To Check functionality of adding Location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Gadhinglaj</text:p>
            <text:p>City</text:p>
            <text:p>kolhapur</text:p>
            <text:p>State/Province</text:p>
            <text:p>maharatrsa</text:p>
            <text:p>Zip/Postal Code</text:p>
            <text:p>416501</text:p>
            <text:p>Country</text:p>
            <text:p>India</text:p>
            <text:p>Phone</text:p>
            <text:p>7083125732</text:p>
            <text:p>Fax</text:p>
            <text:p>1958</text:p>
            <text:p>Address</text:p>
            <text:p>Ap: Shivaji Bank Road ,Gadhinglaj</text:p>
          </table:table-cell>
          <table:table-cell office:value-type="string" table:style-name="ce22">
            <text:p>Locations <text:s/>should successfully added and saved in OrangeHRM.<text:s/></text:p>
          </table:table-cell>
          <table:table-cell office:value-type="string" table:style-name="ce22">
            <text:p>Locations <text:s/>is successfully ad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5" table:formula="of:=[.B12]+1" table:content-validation-name="val9" table:style-name="ce14">
            <text:p>5</text:p>
          </table:table-cell>
          <table:table-cell office:value-type="string" table:content-validation-name="val8" table:style-name="ce20">
            <text:p>TC_Company Info_Locations_05</text:p>
          </table:table-cell>
          <table:table-cell office:value-type="string" table:style-name="ce21">
            <text:p>To Check functionality of adding Locations keeping blank field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Add" button.</text:p>
            <text:p>4. Click on the "Save" button.</text:p>
          </table:table-cell>
          <table:table-cell table:style-name="ce20"/>
          <table:table-cell office:value-type="string" table:style-name="ce22">
            <text:p>Locations should not <text:s/>added and show Aproperiate message</text:p>
          </table:table-cell>
          <table:table-cell office:value-type="string" table:style-name="ce23">
            <text:p>Locations is not <text:s/>added and show Aproperiate message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1">
          <table:table-cell table:style-name="ce25"/>
          <table:table-cell table:content-validation-name="val9" table:style-name="ce14"/>
          <table:table-cell table:content-validation-name="val8" table:style-name="ce25"/>
          <table:table-cell table:number-columns-repeated="8" table:style-name="ce2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table:style-name="ce19"/>
          <table:table-cell office:value-type="float" office:value="6" table:formula="of:=[.B13]+1" table:content-validation-name="val9" table:style-name="ce14">
            <text:p>6</text:p>
          </table:table-cell>
          <table:table-cell office:value-type="string" table:content-validation-name="val8" table:style-name="ce20">
            <text:p>TC_Company Info_Locations_06</text:p>
          </table:table-cell>
          <table:table-cell office:value-type="string" table:style-name="ce21">
            <text:p>To Check functionality of editing Location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Madyal</text:p>
            <text:p>City</text:p>
            <text:p>kolhapur</text:p>
            <text:p>State/Province</text:p>
            <text:p>maharatrsa</text:p>
            <text:p>Zip/Postal Code</text:p>
            <text:p>416502</text:p>
            <text:p>Country</text:p>
            <text:p>India</text:p>
            <text:p>Phone</text:p>
            <text:p>7083125732</text:p>
            <text:p>Fax</text:p>
            <text:p>1958</text:p>
          </table:table-cell>
          <table:table-cell office:value-type="string" table:style-name="ce22">
            <text:p>Locations should successfully Updateded and saved in OrangeHRM.<text:s/></text:p>
          </table:table-cell>
          <table:table-cell office:value-type="string" table:style-name="ce23">
            <text:p>Locations is successfully Update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7" table:formula="of:=[.B16]+1" table:content-validation-name="val9" table:style-name="ce14">
            <text:p>7</text:p>
          </table:table-cell>
          <table:table-cell office:value-type="string" table:content-validation-name="val8" table:style-name="ce20">
            <text:p>TC_Company Info_Locations_07</text:p>
          </table:table-cell>
          <table:table-cell office:value-type="string" table:style-name="ce21">
            <text:p>To Check functionality of deleting Locations</text:p>
          </table:table-cell>
          <table:table-cell office:value-type="string" table:style-name="ce20">
            <text:p>User logged into OrangeHRM system.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Delete" button.<text:s text:c="2"/></text:p>
            <text:p/>
          </table:table-cell>
          <table:table-cell office:value-type="string" table:style-name="ce22">
            <text:p><text:s/>To Select Locations previously added</text:p>
            <text:p/>
          </table:table-cell>
          <table:table-cell office:value-type="string" table:style-name="ce22">
            <text:p><text:s/></text:p>
            <text:p>Locations should successfully deleted from OrangeHRM</text:p>
          </table:table-cell>
          <table:table-cell office:value-type="string" table:style-name="ce23">
            <text:p><text:s text:c="2"/></text:p>
            <text:p>Locations is successfully deleted from OrangeHRM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8" table:formula="of:=[.B17]+1" table:content-validation-name="val9" table:style-name="ce14">
            <text:p>8</text:p>
          </table:table-cell>
          <table:table-cell office:value-type="string" table:content-validation-name="val8" table:style-name="ce20">
            <text:p>TC_Company Info_Locations_08</text:p>
          </table:table-cell>
          <table:table-cell office:value-type="string" table:style-name="ce21">
            <text:p>To Check functionality of Searching with vaild Locations</text:p>
          </table:table-cell>
          <table:table-cell office:value-type="string" table:style-name="ce20">
            <text:p>User logged into OrangeHRM system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Search" button.<text:s text:c="2"/></text:p>
            <text:p/>
          </table:table-cell>
          <table:table-cell office:value-type="string" table:style-name="ce22">
            <text:p><text:s text:c="2"/>Name</text:p>
            <text:p>Gadhinglaj</text:p>
            <text:p><text:s/></text:p>
          </table:table-cell>
          <table:table-cell office:value-type="string" table:style-name="ce22">
            <text:p>Locations should displayed in the search results.</text:p>
          </table:table-cell>
          <table:table-cell office:value-type="string" table:style-name="ce23">
            <text:p>Locations is displayed in the search results.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9" table:formula="of:=[.B18]+1" table:content-validation-name="val9" table:style-name="ce14">
            <text:p>9</text:p>
          </table:table-cell>
          <table:table-cell office:value-type="string" table:content-validation-name="val8" table:style-name="ce20">
            <text:p>TC_Company Info_Locations_09</text:p>
          </table:table-cell>
          <table:table-cell office:value-type="string" table:style-name="ce21">
            <text:p>To Check functionality of Searching with invaild Locations</text:p>
          </table:table-cell>
          <table:table-cell office:value-type="string" table:style-name="ce20">
            <text:p>User logged into OrangeHRM system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Search" button.</text:p>
          </table:table-cell>
          <table:table-cell office:value-type="string" table:style-name="ce22">
            <text:p>Name</text:p>
            <text:p>@gah23%s</text:p>
          </table:table-cell>
          <table:table-cell office:value-type="string" table:style-name="ce22">
            <text:p>Locations should not matching and<text:s/></text:p>
            <text:p>show aproperiate message</text:p>
          </table:table-cell>
          <table:table-cell office:value-type="string" table:style-name="ce23">
            <text:p>Locations is not matching and<text:s/></text:p>
            <text:p>show aproperiate message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10" table:formula="of:=[.B19]+1" table:content-validation-name="val9" table:style-name="ce14">
            <text:p>10</text:p>
          </table:table-cell>
          <table:table-cell office:value-type="string" table:content-validation-name="val8" table:style-name="ce20">
            <text:p>TC_Company Info_Locations_10</text:p>
          </table:table-cell>
          <table:table-cell office:value-type="string" table:style-name="ce21">
            <text:p>To Check functionality of Reset the Location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Locations".<text:s/></text:p>
            <text:p>3. Click on the "reset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Gadhinglaj</text:p>
            <text:p>City</text:p>
            <text:p>kolhapur</text:p>
            <text:p>Country</text:p>
            <text:p>India</text:p>
            <text:p/>
          </table:table-cell>
          <table:table-cell office:value-type="string" table:style-name="ce22">
            <text:p>Locations should successfully Updateded and saved in OrangeHRM.<text:s/></text:p>
          </table:table-cell>
          <table:table-cell office:value-type="string" table:style-name="ce23">
            <text:p>Locations is successfully Reset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27"/>
          <table:table-cell office:value-type="float" office:value="11" table:formula="of:=[.B20]+1" table:content-validation-name="val9" table:style-name="ce14">
            <text:p>11</text:p>
          </table:table-cell>
          <table:table-cell office:value-type="string" table:content-validation-name="val8" table:style-name="ce28">
            <text:p>TC_Company Info_Company Structure_11</text:p>
          </table:table-cell>
          <table:table-cell office:value-type="string" table:style-name="ce29">
            <text:p>To Check functionality of adding Company Structure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0">
            <text:p>Identifiant Unité</text:p>
            <text:p>176931</text:p>
            <text:p>Nom</text:p>
            <text:p>Mark</text:p>
            <text:p>Description</text:p>
            <text:p>Code expert</text:p>
          </table:table-cell>
          <table:table-cell office:value-type="string" table:style-name="ce30">
            <text:p>Company Structure <text:s/>should successfully added and saved in OrangeHRM.<text:s/></text:p>
          </table:table-cell>
          <table:table-cell office:value-type="string" table:style-name="ce31">
            <text:p>Company Structure <text:s/>is successfully ad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12" table:formula="of:=[.B21]+1" table:content-validation-name="val9" table:style-name="ce14">
            <text:p>12</text:p>
          </table:table-cell>
          <table:table-cell office:value-type="string" table:content-validation-name="val8" table:style-name="ce28">
            <text:p>TC_Company Info_Company Structure_12</text:p>
          </table:table-cell>
          <table:table-cell office:value-type="string" table:style-name="ce29">
            <text:p>To Check functionality of adding Company Structure keeping blank fileld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Add" button.</text:p>
            <text:p>4. Click on the "Save" button.</text:p>
          </table:table-cell>
          <table:table-cell table:style-name="ce28"/>
          <table:table-cell office:value-type="string" table:style-name="ce30">
            <text:p>Company Structure should not <text:s/>added and show Aproperiate message</text:p>
          </table:table-cell>
          <table:table-cell office:value-type="string" table:style-name="ce31">
            <text:p>Company Structure is not <text:s/>added and show Aproperiate message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13" table:formula="of:=[.B22]+1" table:content-validation-name="val9" table:style-name="ce14">
            <text:p>13</text:p>
          </table:table-cell>
          <table:table-cell office:value-type="string" table:content-validation-name="val8" table:style-name="ce28">
            <text:p>TC_Company Info_Company Structure_13</text:p>
          </table:table-cell>
          <table:table-cell office:value-type="string" table:style-name="ce29">
            <text:p>To Check functionality of editing Company Structure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0">
            <text:p>Unit Id</text:p>
            <text:p>346955</text:p>
            <text:p>Name</text:p>
            <text:p>Danial</text:p>
            <text:p>Description</text:p>
            <text:p>Programer</text:p>
          </table:table-cell>
          <table:table-cell office:value-type="string" table:style-name="ce30">
            <text:p>Company Structure should successfully Updateded and saved in OrangeHRM.<text:s/></text:p>
          </table:table-cell>
          <table:table-cell office:value-type="string" table:style-name="ce31">
            <text:p>Company Structure is successfully Update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14" table:formula="of:=[.B23]+1" table:content-validation-name="val9" table:style-name="ce14">
            <text:p>14</text:p>
          </table:table-cell>
          <table:table-cell office:value-type="string" table:content-validation-name="val8" table:style-name="ce28">
            <text:p>TC_Company Info_Company Structure_14</text:p>
          </table:table-cell>
          <table:table-cell office:value-type="string" table:style-name="ce29">
            <text:p>To Check functionality of deleting Single record in Company Structure</text:p>
          </table:table-cell>
          <table:table-cell office:value-type="string" table:style-name="ce28">
            <text:p>User logged into OrangeHRM system.one or more record in list.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Delete" button.<text:s text:c="2"/></text:p>
            <text:p/>
          </table:table-cell>
          <table:table-cell office:value-type="string" table:style-name="ce30">
            <text:p>Unit Id</text:p>
            <text:p>176931</text:p>
            <text:p>Name</text:p>
            <text:p>Mark</text:p>
            <text:p>Description</text:p>
            <text:p>Code expert</text:p>
          </table:table-cell>
          <table:table-cell office:value-type="string" table:style-name="ce30">
            <text:p><text:s/></text:p>
            <text:p>Company Structure should successfully deleted from OrangeHRM</text:p>
          </table:table-cell>
          <table:table-cell office:value-type="string" table:style-name="ce31">
            <text:p><text:s/></text:p>
            <text:p>Company Structure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33"/>
          <table:table-cell office:value-type="float" office:value="15" table:formula="of:=[.B24]+1" table:content-validation-name="val9" table:style-name="ce14">
            <text:p>15</text:p>
          </table:table-cell>
          <table:table-cell office:value-type="string" table:content-validation-name="val8" table:style-name="ce28">
            <text:p>TC_Company Info_Company Structure_15</text:p>
          </table:table-cell>
          <table:table-cell office:value-type="string" table:style-name="ce29">
            <text:p>To Check functionality of deleting mulltiple record in Company Structure</text:p>
          </table:table-cell>
          <table:table-cell office:value-type="string" table:style-name="ce28">
            <text:p>User logged into OrangeHRM system.one or more record in list.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Delete" button.<text:s text:c="2"/></text:p>
            <text:p/>
          </table:table-cell>
          <table:table-cell office:value-type="string" table:style-name="ce30">
            <text:p>Unit Id</text:p>
            <text:p>176931</text:p>
            <text:p>Name</text:p>
            <text:p>Mark</text:p>
            <text:p>Description</text:p>
            <text:p>Code expert</text:p>
            <text:p/>
            <text:p>Unit Id</text:p>
            <text:p>346955</text:p>
            <text:p>Name</text:p>
            <text:p>Danial</text:p>
            <text:p>Description</text:p>
            <text:p>Programer</text:p>
          </table:table-cell>
          <table:table-cell office:value-type="string" table:style-name="ce30">
            <text:p><text:s/></text:p>
            <text:p>Company Structure should successfully deleted from OrangeHRM</text:p>
          </table:table-cell>
          <table:table-cell office:value-type="string" table:style-name="ce31">
            <text:p><text:s/></text:p>
            <text:p>Company Structure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9"/>
          <table:table-cell table:number-columns-repeated="16373" table:style-name="ce35"/>
        </table:table-row>
        <table:table-row table:style-name="ro7">
          <table:table-cell table:style-name="ce27"/>
          <table:table-cell office:value-type="float" office:value="16" table:formula="of:=[.B25]+1" table:content-validation-name="val9" table:style-name="ce14">
            <text:p>16</text:p>
          </table:table-cell>
          <table:table-cell office:value-type="string" table:content-validation-name="val8" table:style-name="ce28">
            <text:p>TC_Company Info_Company Structure_16</text:p>
          </table:table-cell>
          <table:table-cell office:value-type="string" table:style-name="ce29">
            <text:p>To Check functionality of Cancel the Company Structure</text:p>
          </table:table-cell>
          <table:table-cell office:value-type="string" table:style-name="ce28">
            <text:p>User logged into OrangeHRM system.</text:p>
          </table:table-cell>
          <table:table-cell office:value-type="string" table:style-name="ce30">
            <text:p><text:s/>1. Navigate to the "Admin" module.<text:s/></text:p>
            <text:p>2. Select <text:s/>"Company Structure".<text:s/></text:p>
            <text:p>3. Click on the "Cancel" button.</text:p>
            <text:p>4. Refill in the required fields with relevant information.<text:s/></text:p>
            <text:p>5. Click on the "Save" button.</text:p>
          </table:table-cell>
          <table:table-cell office:value-type="string" table:style-name="ce30">
            <text:p>Unit Id</text:p>
            <text:p>399784</text:p>
            <text:p>Name</text:p>
            <text:p>Ramraj</text:p>
            <text:p>Description</text:p>
            <text:p>UI Designer</text:p>
            <text:p>Identifiant Unité</text:p>
            <text:p>176931</text:p>
            <text:p>Nom</text:p>
            <text:p>Mark</text:p>
            <text:p>Description</text:p>
            <text:p>Code expert</text:p>
          </table:table-cell>
          <table:table-cell office:value-type="string" table:style-name="ce30">
            <text:p>Company Structure should successfully Cancel .and should not save company structure in OrageHRM.<text:s/></text:p>
          </table:table-cell>
          <table:table-cell office:value-type="string" table:style-name="ce31">
            <text:p>Company Structure is successfully Cancel .and should not save company structure in Ora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16373"/>
        </table:table-row>
        <table:table-row table:style-name="ro7">
          <table:table-cell table:style-name="ce36"/>
          <table:table-cell office:value-type="float" office:value="17" table:formula="of:=[.B26]+1" table:content-validation-name="val9" table:style-name="ce14">
            <text:p>17</text:p>
          </table:table-cell>
          <table:table-cell office:value-type="string" table:content-validation-name="val8" table:style-name="ce37">
            <text:p>TC_Job_Job Titles_17</text:p>
          </table:table-cell>
          <table:table-cell office:value-type="string" table:style-name="ce38">
            <text:p>To Check functionality of adding Job Title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9">
            <text:p>Job Title</text:p>
            <text:p>Business Analyst</text:p>
          </table:table-cell>
          <table:table-cell office:value-type="string" table:style-name="ce39">
            <text:p>Job Title <text:s/>should successfully added and saved in OrangeHRM.<text:s/></text:p>
          </table:table-cell>
          <table:table-cell table:style-name="ce40"/>
          <table:table-cell table:content-validation-name="val7" table:style-name="ce70"/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18" table:formula="of:=[.B28]+1" table:content-validation-name="val9" table:style-name="ce14">
            <text:p>18</text:p>
          </table:table-cell>
          <table:table-cell office:value-type="string" table:content-validation-name="val8" table:style-name="ce37">
            <text:p>TC_Job_Job Titles_18</text:p>
          </table:table-cell>
          <table:table-cell office:value-type="string" table:style-name="ce38">
            <text:p>To Check functionality of adding Job Title keeping blank field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Add" button.</text:p>
            <text:p>4. Click on the "Save" button.</text:p>
          </table:table-cell>
          <table:table-cell table:style-name="ce37"/>
          <table:table-cell office:value-type="string" table:style-name="ce39">
            <text:p>Job Title should not <text:s/>added and show Aproperiate message</text:p>
          </table:table-cell>
          <table:table-cell office:value-type="string" table:style-name="ce40">
            <text:p>Job Title is not <text:s/>added and show Aproperiate message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19" table:formula="of:=[.B29]+1" table:content-validation-name="val9" table:style-name="ce14">
            <text:p>19</text:p>
          </table:table-cell>
          <table:table-cell office:value-type="string" table:content-validation-name="val8" table:style-name="ce37">
            <text:p>TC_Job_Job Titles_19</text:p>
          </table:table-cell>
          <table:table-cell office:value-type="string" table:style-name="ce38">
            <text:p>To Check functionality of editing Job Title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Edit" button. 4. Refill in the required fields with relevant information.<text:s/></text:p>
            <text:p>5. Click on the "Save" button.</text:p>
          </table:table-cell>
          <table:table-cell office:value-type="string" table:style-name="ce39">
            <text:p>Job Title<text:s/></text:p>
            <text:p>Architecture Designer<text:s/></text:p>
          </table:table-cell>
          <table:table-cell office:value-type="string" table:style-name="ce39">
            <text:p>Job Title should successfully Updateded and saved in OrangeHRM.<text:s/></text:p>
          </table:table-cell>
          <table:table-cell office:value-type="string" table:style-name="ce40">
            <text:p>Job Title is successfully Updateded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20" table:content-validation-name="val9" table:style-name="ce14">
            <text:p>20</text:p>
          </table:table-cell>
          <table:table-cell office:value-type="string" table:content-validation-name="val8" table:style-name="ce37">
            <text:p>TC_Job_Job Titles_20</text:p>
          </table:table-cell>
          <table:table-cell office:value-type="string" table:style-name="ce38">
            <text:p>To Check functionality of deleting single record in Job Title</text:p>
          </table:table-cell>
          <table:table-cell office:value-type="string" table:style-name="ce37">
            <text:p>User logged into OrangeHRM system.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Delete" button.<text:s text:c="2"/></text:p>
            <text:p/>
          </table:table-cell>
          <table:table-cell office:value-type="string" table:style-name="ce39">
            <text:p>Job Title</text:p>
            <text:p>Scram Maneger</text:p>
            <text:p/>
          </table:table-cell>
          <table:table-cell office:value-type="string" table:style-name="ce39">
            <text:p><text:s/></text:p>
            <text:p>Job Title should successfully deleted from OrangeHRM</text:p>
          </table:table-cell>
          <table:table-cell office:value-type="string" table:style-name="ce40">
            <text:p><text:s/></text:p>
            <text:p>Job Title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42"/>
          <table:table-cell office:value-type="float" office:value="21" table:content-validation-name="val9" table:style-name="ce14">
            <text:p>21</text:p>
          </table:table-cell>
          <table:table-cell office:value-type="string" table:content-validation-name="val8" table:style-name="ce37">
            <text:p>TC_Job_Job Titles_21</text:p>
          </table:table-cell>
          <table:table-cell office:value-type="string" table:style-name="ce38">
            <text:p>To Check functionality of deleting multiple record in Job Title</text:p>
          </table:table-cell>
          <table:table-cell office:value-type="string" table:style-name="ce37">
            <text:p>User logged into OrangeHRM system.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Delete" button.<text:s text:c="2"/></text:p>
            <text:p/>
          </table:table-cell>
          <table:table-cell office:value-type="string" table:style-name="ce39">
            <text:p>Job Title</text:p>
            <text:p>Scram lead</text:p>
            <text:p>Job Title</text:p>
            <text:p>Architecture Designer<text:s/></text:p>
            <text:p/>
          </table:table-cell>
          <table:table-cell office:value-type="string" table:style-name="ce39">
            <text:p><text:s/></text:p>
            <text:p>Job Title should successfully deleted from OrangeHRM</text:p>
          </table:table-cell>
          <table:table-cell office:value-type="string" table:style-name="ce40">
            <text:p><text:s/></text:p>
            <text:p>Job Title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1"/>
          <table:table-cell table:number-columns-repeated="16373" table:style-name="ce44"/>
        </table:table-row>
        <table:table-row table:style-name="ro7">
          <table:table-cell table:style-name="ce36"/>
          <table:table-cell office:value-type="float" office:value="22" table:content-validation-name="val9" table:style-name="ce14">
            <text:p>22</text:p>
          </table:table-cell>
          <table:table-cell office:value-type="string" table:content-validation-name="val8" table:style-name="ce37">
            <text:p>TC_Job_Job Titles_22</text:p>
          </table:table-cell>
          <table:table-cell office:value-type="string" table:style-name="ce38">
            <text:p>To Check functionality of Cancel the Job Title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Job Title".<text:s/></text:p>
            <text:p>3. Click on the "cancel" button. 4. refill in the required fields with relevant information.<text:s/></text:p>
            <text:p>5. Click on the "Save" button.</text:p>
          </table:table-cell>
          <table:table-cell office:value-type="string" table:style-name="ce39">
            <text:p>Job Title</text:p>
            <text:p>Scram lead</text:p>
            <text:p/>
          </table:table-cell>
          <table:table-cell office:value-type="string" table:style-name="ce39">
            <text:p>Job Title should successfully Cancel and saved in OrangeHRM.<text:s/></text:p>
          </table:table-cell>
          <table:table-cell office:value-type="string" table:style-name="ce40">
            <text:p>Job Title is successfully Cancel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16373"/>
        </table:table-row>
        <table:table-row table:style-name="ro7">
          <table:table-cell table:style-name="ce19"/>
          <table:table-cell office:value-type="float" office:value="23" table:formula="of:=[.B33]+1" table:content-validation-name="val9" table:style-name="ce14">
            <text:p>23</text:p>
          </table:table-cell>
          <table:table-cell office:value-type="string" table:content-validation-name="val8" table:style-name="ce20">
            <text:p>TC_Job_ Pay Grades_23</text:p>
          </table:table-cell>
          <table:table-cell office:value-type="string" table:style-name="ce21">
            <text:p>To Check functionality of adding Pay Grade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Grade 1</text:p>
            <text:p>Currency</text:p>
            <text:p>Indian Rupee</text:p>
            <text:p>Minimum Salary</text:p>
            <text:p>50000</text:p>
            <text:p>Maximum Salary</text:p>
            <text:p>75000</text:p>
          </table:table-cell>
          <table:table-cell office:value-type="string" table:style-name="ce22">
            <text:p>Pay Grades <text:s/>should successfully added and saved in OrangeHRM.<text:s/></text:p>
          </table:table-cell>
          <table:table-cell office:value-type="string" table:style-name="ce23">
            <text:p>Pay Grades <text:s/>is successfully ad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24" table:content-validation-name="val9" table:style-name="ce14">
            <text:p>24</text:p>
          </table:table-cell>
          <table:table-cell office:value-type="string" table:content-validation-name="val8" table:style-name="ce20">
            <text:p>TC_Job_ Pay Grades_24</text:p>
          </table:table-cell>
          <table:table-cell office:value-type="string" table:style-name="ce21">
            <text:p>To Check functionality of adding Pay Grades keeping blank field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Add" button.</text:p>
            <text:p>4. Click on the "Save" button.</text:p>
          </table:table-cell>
          <table:table-cell table:style-name="ce20"/>
          <table:table-cell office:value-type="string" table:style-name="ce22">
            <text:p>Pay Grades should not <text:s/>added and show Aproperiate message</text:p>
          </table:table-cell>
          <table:table-cell office:value-type="string" table:style-name="ce23">
            <text:p>Pay Grades is not <text:s/>added and show Aproperiate message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25" table:content-validation-name="val9" table:style-name="ce14">
            <text:p>25</text:p>
          </table:table-cell>
          <table:table-cell office:value-type="string" table:content-validation-name="val8" table:style-name="ce20">
            <text:p>TC_Job_ Pay Grades_25</text:p>
          </table:table-cell>
          <table:table-cell office:value-type="string" table:style-name="ce21">
            <text:p>To Check functionality of editing Pay Grade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Grade 23</text:p>
            <text:p>Currency</text:p>
            <text:p>Indian Rupee</text:p>
            <text:p>Minimum Salary</text:p>
            <text:p>35000</text:p>
            <text:p>Maximum Salary</text:p>
            <text:p>45000</text:p>
          </table:table-cell>
          <table:table-cell office:value-type="string" table:style-name="ce22">
            <text:p>Pay Grades should successfully Updateded and saved in OrangeHRM.<text:s/></text:p>
          </table:table-cell>
          <table:table-cell office:value-type="string" table:style-name="ce23">
            <text:p>Pay Grades is successfully Update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19"/>
          <table:table-cell office:value-type="float" office:value="26" table:content-validation-name="val9" table:style-name="ce14">
            <text:p>26</text:p>
          </table:table-cell>
          <table:table-cell office:value-type="string" table:content-validation-name="val8" table:style-name="ce20">
            <text:p>TC_Job_ Pay Grades_26</text:p>
          </table:table-cell>
          <table:table-cell office:value-type="string" table:style-name="ce21">
            <text:p>To Check functionality of deleting single record in Pay Grades</text:p>
          </table:table-cell>
          <table:table-cell office:value-type="string" table:style-name="ce20">
            <text:p>User logged into OrangeHRM system.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Delete" button.<text:s text:c="2"/></text:p>
            <text:p/>
          </table:table-cell>
          <table:table-cell office:value-type="string" table:style-name="ce22">
            <text:p>Name</text:p>
            <text:p>Grade 10</text:p>
            <text:p>Currency</text:p>
            <text:p>Indian Rupee</text:p>
            <text:p>Minimum Salary</text:p>
            <text:p>28000</text:p>
            <text:p>Maximum Salary</text:p>
            <text:p>33000</text:p>
          </table:table-cell>
          <table:table-cell office:value-type="string" table:style-name="ce22">
            <text:p><text:s/></text:p>
            <text:p>Pay Grades should successfully deleted from OrangeHRM</text:p>
          </table:table-cell>
          <table:table-cell office:value-type="string" table:style-name="ce23">
            <text:p><text:s/></text:p>
            <text:p>Pay Grades is successfully deleted from OrangeHRM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16373" table:style-name="ce24"/>
        </table:table-row>
        <table:table-row table:style-name="ro7">
          <table:table-cell table:style-name="ce45"/>
          <table:table-cell office:value-type="float" office:value="27" table:content-validation-name="val9" table:style-name="ce14">
            <text:p>27</text:p>
          </table:table-cell>
          <table:table-cell office:value-type="string" table:content-validation-name="val8" table:style-name="ce20">
            <text:p>TC_Job_ Pay Grades_27</text:p>
          </table:table-cell>
          <table:table-cell office:value-type="string" table:style-name="ce21">
            <text:p>To Check functionality of deleting multiple record in Pay Grades</text:p>
          </table:table-cell>
          <table:table-cell office:value-type="string" table:style-name="ce20">
            <text:p>User logged into OrangeHRM system.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Delete" button.<text:s text:c="2"/></text:p>
            <text:p/>
          </table:table-cell>
          <table:table-cell office:value-type="string" table:style-name="ce22">
            <text:p>Name</text:p>
            <text:p>Grade 10</text:p>
            <text:p>Currency</text:p>
            <text:p>Indian Rupee</text:p>
            <text:p>Minimum Salary</text:p>
            <text:p>28000</text:p>
            <text:p>Maximum Salary</text:p>
            <text:p>33000</text:p>
            <text:p/>
            <text:p>Name</text:p>
            <text:p>Grade 23</text:p>
            <text:p>Currency</text:p>
            <text:p>Indian Rupee</text:p>
            <text:p>Minimum Salary</text:p>
            <text:p>35000</text:p>
            <text:p>Maximum Salary</text:p>
            <text:p>45000</text:p>
          </table:table-cell>
          <table:table-cell office:value-type="string" table:style-name="ce22">
            <text:p><text:s/></text:p>
            <text:p>Pay Grades should successfully deleted from OrangeHRM</text:p>
          </table:table-cell>
          <table:table-cell office:value-type="string" table:style-name="ce23">
            <text:p><text:s/></text:p>
            <text:p>Pay Grades is successfully deleted from OrangeHRM</text:p>
          </table:table-cell>
          <table:table-cell office:value-type="string" table:content-validation-name="val7" table:style-name="ce67">
            <text:p>PASS</text:p>
          </table:table-cell>
          <table:table-cell table:style-name="ce72"/>
          <table:table-cell table:number-columns-repeated="16373" table:style-name="ce47"/>
        </table:table-row>
        <table:table-row table:style-name="ro7">
          <table:table-cell table:style-name="ce45"/>
          <table:table-cell office:value-type="float" office:value="28" table:content-validation-name="val9" table:style-name="ce14">
            <text:p>28</text:p>
          </table:table-cell>
          <table:table-cell office:value-type="string" table:content-validation-name="val8" table:style-name="ce20">
            <text:p>TC_Job_ Pay Grades_28</text:p>
          </table:table-cell>
          <table:table-cell office:value-type="string" table:style-name="ce21">
            <text:p>To Check functionality of Cancel the Pay Grade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Pay Grades".<text:s/></text:p>
            <text:p>3. Click on the "cancel" button. 4. Refill in the required fields with relevant information.<text:s/></text:p>
            <text:p>5. Click on the "Save" button.</text:p>
          </table:table-cell>
          <table:table-cell office:value-type="string" table:style-name="ce22">
            <text:p>Name<text:s/></text:p>
            <text:p>Grade 21</text:p>
            <text:p>Currency</text:p>
            <text:p>United States Dollar</text:p>
            <text:p>Minimum Salary</text:p>
            <text:p>40000</text:p>
            <text:p>Maximum Salary</text:p>
            <text:p>50000</text:p>
          </table:table-cell>
          <table:table-cell office:value-type="string" table:style-name="ce22">
            <text:p>Pay Grades should successfully Reset and saved in OrangeHRM.<text:s/></text:p>
          </table:table-cell>
          <table:table-cell office:value-type="string" table:style-name="ce23">
            <text:p>Pay Grades is successfully Reset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72"/>
          <table:table-cell table:number-columns-repeated="16373" table:style-name="ce47"/>
        </table:table-row>
        <table:table-row table:style-name="ro7">
          <table:table-cell table:style-name="ce27"/>
          <table:table-cell office:value-type="float" office:value="29" table:content-validation-name="val9" table:style-name="ce14">
            <text:p>29</text:p>
          </table:table-cell>
          <table:table-cell office:value-type="string" table:content-validation-name="val8" table:style-name="ce28">
            <text:p>TC_Job_ Job Categories_29</text:p>
          </table:table-cell>
          <table:table-cell office:value-type="string" table:style-name="ce29">
            <text:p>To Check functionality of adding Job Categori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Technicians</text:p>
          </table:table-cell>
          <table:table-cell office:value-type="string" table:style-name="ce30">
            <text:p>Job Categories <text:s/>should successfully added and saved in OrangeHRM.<text:s/></text:p>
          </table:table-cell>
          <table:table-cell office:value-type="string" table:style-name="ce31">
            <text:p>Job Categories <text:s/>is successfully ad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16373"/>
        </table:table-row>
        <table:table-row table:style-name="ro7">
          <table:table-cell table:style-name="ce27"/>
          <table:table-cell office:value-type="float" office:value="30" table:content-validation-name="val9" table:style-name="ce14">
            <text:p>30</text:p>
          </table:table-cell>
          <table:table-cell office:value-type="string" table:content-validation-name="val8" table:style-name="ce28">
            <text:p>TC_Job_ Job Categories_30</text:p>
          </table:table-cell>
          <table:table-cell office:value-type="string" table:style-name="ce29">
            <text:p>To Check functionality of adding Job Categories keeping blank field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Add" button.</text:p>
            <text:p>4. Click on the "Save" button.</text:p>
          </table:table-cell>
          <table:table-cell table:style-name="ce28"/>
          <table:table-cell office:value-type="string" table:style-name="ce30">
            <text:p>Job Categories should not <text:s/>added and show Aproperiate message</text:p>
          </table:table-cell>
          <table:table-cell office:value-type="string" table:style-name="ce31">
            <text:p>Job Categories is not <text:s/>added and show Aproperiate message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31" table:content-validation-name="val9" table:style-name="ce14">
            <text:p>31</text:p>
          </table:table-cell>
          <table:table-cell office:value-type="string" table:content-validation-name="val8" table:style-name="ce28">
            <text:p>TC_Job_ Job Categories_31</text:p>
          </table:table-cell>
          <table:table-cell office:value-type="string" table:style-name="ce29">
            <text:p>To Check functionality of editing Job Categori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Technical workers</text:p>
          </table:table-cell>
          <table:table-cell office:value-type="string" table:style-name="ce30">
            <text:p>Job Categories should successfully Updateded and saved in OrangeHRM.<text:s/></text:p>
          </table:table-cell>
          <table:table-cell office:value-type="string" table:style-name="ce31">
            <text:p>Job Categories is successfully Update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32" table:content-validation-name="val9" table:style-name="ce14">
            <text:p>32</text:p>
          </table:table-cell>
          <table:table-cell office:value-type="string" table:content-validation-name="val8" table:style-name="ce28">
            <text:p>TC_Job_ Job Categories_32</text:p>
          </table:table-cell>
          <table:table-cell office:value-type="string" table:style-name="ce29">
            <text:p>To Check functionality of deleting single recod in Job Categories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Delete" button.<text:s text:c="2"/></text:p>
            <text:p/>
          </table:table-cell>
          <table:table-cell office:value-type="string" table:style-name="ce30">
            <text:p>Name</text:p>
            <text:p>Service Workers</text:p>
          </table:table-cell>
          <table:table-cell office:value-type="string" table:style-name="ce30">
            <text:p><text:s/></text:p>
            <text:p>Job Categories should successfully deleted from OrangeHRM</text:p>
          </table:table-cell>
          <table:table-cell office:value-type="string" table:style-name="ce31">
            <text:p><text:s/></text:p>
            <text:p>Job Categories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33" table:content-validation-name="val9" table:style-name="ce14">
            <text:p>33</text:p>
          </table:table-cell>
          <table:table-cell office:value-type="string" table:content-validation-name="val8" table:style-name="ce28">
            <text:p>TC_Job_ Job Categories_33</text:p>
          </table:table-cell>
          <table:table-cell office:value-type="string" table:style-name="ce29">
            <text:p>To Check functionality of deleting multiple record in Job Categories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Delete" button.<text:s text:c="2"/></text:p>
            <text:p/>
          </table:table-cell>
          <table:table-cell office:value-type="string" table:style-name="ce30">
            <text:p>Name</text:p>
            <text:p>Service Workers</text:p>
            <text:p>Name</text:p>
            <text:p>Technical workers</text:p>
          </table:table-cell>
          <table:table-cell office:value-type="string" table:style-name="ce30">
            <text:p><text:s/></text:p>
            <text:p>Job Categories should successfully deleted from OrangeHRM</text:p>
          </table:table-cell>
          <table:table-cell office:value-type="string" table:style-name="ce31">
            <text:p><text:s/></text:p>
            <text:p>Job Categories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7">
          <table:table-cell table:style-name="ce27"/>
          <table:table-cell office:value-type="float" office:value="34" table:content-validation-name="val9" table:style-name="ce14">
            <text:p>34</text:p>
          </table:table-cell>
          <table:table-cell office:value-type="string" table:content-validation-name="val8" table:style-name="ce28">
            <text:p>TC_Job_ Job Categories_34</text:p>
          </table:table-cell>
          <table:table-cell office:value-type="string" table:style-name="ce29">
            <text:p>To Check functionality of Cancel the Job Categori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Job Categories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Manegement Team</text:p>
          </table:table-cell>
          <table:table-cell office:value-type="string" table:style-name="ce30">
            <text:p>Job Categories should successfully Cancel and saved in OrangeHRM.<text:s/></text:p>
          </table:table-cell>
          <table:table-cell office:value-type="string" table:style-name="ce31">
            <text:p>Job Categories should successfully Cancel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16373" table:style-name="ce32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16373"/>
        </table:table-row>
        <table:table-row table:style-name="ro7">
          <table:table-cell table:style-name="ce36"/>
          <table:table-cell office:value-type="float" office:value="35" table:content-validation-name="val9" table:style-name="ce14">
            <text:p>35</text:p>
          </table:table-cell>
          <table:table-cell office:value-type="string" table:content-validation-name="val8" table:style-name="ce37">
            <text:p>TC_Job_ Work Shifts_35</text:p>
          </table:table-cell>
          <table:table-cell office:value-type="string" table:style-name="ce38">
            <text:p>To Check functionality of adding Work Shift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9">
            <text:p>Shift Name</text:p>
            <text:p>General</text:p>
            <text:p>Working Hours*</text:p>
            <text:p>From</text:p>
            <text:p>08:00 AM</text:p>
            <text:p>To</text:p>
            <text:p>05:00 PM</text:p>
            <text:p>Duration Per Day</text:p>
            <text:p>9.00</text:p>
          </table:table-cell>
          <table:table-cell office:value-type="string" table:style-name="ce39">
            <text:p>Work Shifts <text:s/>should successfully added and saved in OrangeHRM.<text:s/></text:p>
          </table:table-cell>
          <table:table-cell office:value-type="string" table:style-name="ce40">
            <text:p>Work Shifts <text:s/>is successfully added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36" table:content-validation-name="val9" table:style-name="ce14">
            <text:p>36</text:p>
          </table:table-cell>
          <table:table-cell office:value-type="string" table:content-validation-name="val8" table:style-name="ce37">
            <text:p>TC_Job_ Work Shifts_36</text:p>
          </table:table-cell>
          <table:table-cell office:value-type="string" table:style-name="ce38">
            <text:p>To Check functionality of adding Work Shifts keeping blank field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Add" button.</text:p>
            <text:p>4. Click on the "Save" button.</text:p>
          </table:table-cell>
          <table:table-cell table:style-name="ce37"/>
          <table:table-cell office:value-type="string" table:style-name="ce39">
            <text:p>Work Shifts should not <text:s/>added and show Aproperiate message</text:p>
          </table:table-cell>
          <table:table-cell office:value-type="string" table:style-name="ce40">
            <text:p>Work Shifts is not <text:s/>added and show Aproperiate message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37" table:content-validation-name="val9" table:style-name="ce14">
            <text:p>37</text:p>
          </table:table-cell>
          <table:table-cell office:value-type="string" table:content-validation-name="val8" table:style-name="ce37">
            <text:p>TC_Job_ Work Shifts_37</text:p>
          </table:table-cell>
          <table:table-cell office:value-type="string" table:style-name="ce38">
            <text:p>To Check functionality of editing Work Shift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9">
            <text:p>Shift Name</text:p>
            <text:p>Twilight</text:p>
            <text:p>Working Hours*</text:p>
            <text:p>From</text:p>
            <text:p>02:00 PM</text:p>
            <text:p>To</text:p>
            <text:p>11:00 PM</text:p>
            <text:p>Duration Per Day</text:p>
            <text:p>9.00</text:p>
          </table:table-cell>
          <table:table-cell office:value-type="string" table:style-name="ce39">
            <text:p>Work Shifts should successfully Updateded and saved in OrangeHRM.<text:s/></text:p>
          </table:table-cell>
          <table:table-cell office:value-type="string" table:style-name="ce40">
            <text:p>Work Shifts is successfully Updateded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38" table:content-validation-name="val9" table:style-name="ce14">
            <text:p>38</text:p>
          </table:table-cell>
          <table:table-cell office:value-type="string" table:content-validation-name="val8" table:style-name="ce37">
            <text:p>TC_Job_ Work Shifts_38</text:p>
          </table:table-cell>
          <table:table-cell office:value-type="string" table:style-name="ce38">
            <text:p>To Check functionality of deleting single record in Work Shifts</text:p>
          </table:table-cell>
          <table:table-cell office:value-type="string" table:style-name="ce37">
            <text:p>User logged into OrangeHRM system.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Delete" button.<text:s text:c="2"/></text:p>
            <text:p/>
          </table:table-cell>
          <table:table-cell office:value-type="string" table:style-name="ce39">
            <text:p><text:s/>To Select Work Shifts previously added</text:p>
            <text:p/>
          </table:table-cell>
          <table:table-cell office:value-type="string" table:style-name="ce39">
            <text:p><text:s/></text:p>
            <text:p>Work Shifts should successfully deleted from OrangeHRM</text:p>
          </table:table-cell>
          <table:table-cell office:value-type="string" table:style-name="ce40">
            <text:p><text:s/></text:p>
            <text:p>Work Shifts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39" table:content-validation-name="val9" table:style-name="ce14">
            <text:p>39</text:p>
          </table:table-cell>
          <table:table-cell office:value-type="string" table:content-validation-name="val8" table:style-name="ce37">
            <text:p>TC_Job_ Work Shifts_39</text:p>
          </table:table-cell>
          <table:table-cell office:value-type="string" table:style-name="ce38">
            <text:p>To Check functionality of deleting multiple record in Work Shifts</text:p>
          </table:table-cell>
          <table:table-cell office:value-type="string" table:style-name="ce37">
            <text:p>User logged into OrangeHRM system.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Delete" button.<text:s text:c="2"/></text:p>
            <text:p/>
          </table:table-cell>
          <table:table-cell office:value-type="string" table:style-name="ce39">
            <text:p><text:s/>To Select Work Shifts previously added</text:p>
            <text:p/>
          </table:table-cell>
          <table:table-cell office:value-type="string" table:style-name="ce39">
            <text:p><text:s/></text:p>
            <text:p>Work Shifts should successfully deleted from OrangeHRM</text:p>
          </table:table-cell>
          <table:table-cell office:value-type="string" table:style-name="ce40">
            <text:p><text:s/></text:p>
            <text:p>Work Shifts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7">
          <table:table-cell table:style-name="ce36"/>
          <table:table-cell office:value-type="float" office:value="40" table:content-validation-name="val9" table:style-name="ce14">
            <text:p>40</text:p>
          </table:table-cell>
          <table:table-cell office:value-type="string" table:content-validation-name="val8" table:style-name="ce37">
            <text:p>TC_Job_ Work Shifts_40</text:p>
          </table:table-cell>
          <table:table-cell office:value-type="string" table:style-name="ce38">
            <text:p>To Check functionality of Cancel the Work Shift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Work Shifts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39">
            <text:p>Shift Name</text:p>
            <text:p>General</text:p>
            <text:p>Working Hours*</text:p>
            <text:p>From</text:p>
            <text:p>08:00 AM</text:p>
            <text:p>To</text:p>
            <text:p>05:00 PM</text:p>
            <text:p>Duration Per Day</text:p>
            <text:p>9.00</text:p>
          </table:table-cell>
          <table:table-cell office:value-type="string" table:style-name="ce39">
            <text:p>Work Shifts should successfully Cancel and saved in OrangeHRM.<text:s/></text:p>
          </table:table-cell>
          <table:table-cell office:value-type="string" table:style-name="ce40">
            <text:p>Work Shifts should successfully Cancel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16373" table:style-name="ce41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 office:value-type="float" office:value="0" table:formula="of:=[.56:.75]" table:number-matrix-columns-spanned="1" table:number-matrix-rows-spanned="1" table:style-name="ce19">
            <text:p>0</text:p>
          </table:table-cell>
          <table:table-cell office:value-type="float" office:value="41" table:content-validation-name="val9" table:style-name="ce14">
            <text:p>41</text:p>
          </table:table-cell>
          <table:table-cell office:value-type="string" table:content-validation-name="val8" table:style-name="ce20">
            <text:p>TC_Qualification_ <text:s/>Skills_41</text:p>
          </table:table-cell>
          <table:table-cell office:value-type="string" table:style-name="ce21">
            <text:p>To Check functionality of adding <text:s/>Skill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Java</text:p>
            <text:p>Description</text:p>
            <text:p>Programming Language</text:p>
          </table:table-cell>
          <table:table-cell office:value-type="string" table:style-name="ce22">
            <text:p>Skills should successfully added and saved in OrangeHRM.<text:s/></text:p>
          </table:table-cell>
          <table:table-cell office:value-type="string" table:style-name="ce23">
            <text:p>Skills is successfully ad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8">
          <table:table-cell table:style-name="ce19"/>
          <table:table-cell office:value-type="float" office:value="42" table:content-validation-name="val9" table:style-name="ce14">
            <text:p>42</text:p>
          </table:table-cell>
          <table:table-cell office:value-type="string" table:content-validation-name="val8" table:style-name="ce20">
            <text:p>TC_Qualification_ <text:s/>Skills_42</text:p>
          </table:table-cell>
          <table:table-cell office:value-type="string" table:style-name="ce21">
            <text:p>To Check functionality of adding Skills keeping blank field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Add" button.</text:p>
            <text:p>4. Click on the "Save" button.</text:p>
          </table:table-cell>
          <table:table-cell table:style-name="ce20"/>
          <table:table-cell office:value-type="string" table:style-name="ce22">
            <text:p>Skills should not <text:s/>added and show Aproperiate message</text:p>
          </table:table-cell>
          <table:table-cell office:value-type="string" table:style-name="ce23">
            <text:p>Skills is not <text:s/>added and show Aproperiate message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8">
          <table:table-cell table:style-name="ce19"/>
          <table:table-cell office:value-type="float" office:value="43" table:content-validation-name="val9" table:style-name="ce14">
            <text:p>43</text:p>
          </table:table-cell>
          <table:table-cell office:value-type="string" table:content-validation-name="val8" table:style-name="ce20">
            <text:p>TC_Qualification_ <text:s/>Skills_43</text:p>
          </table:table-cell>
          <table:table-cell office:value-type="string" table:style-name="ce21">
            <text:p>To Check functionality of editing Skill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C</text:p>
            <text:p>Description</text:p>
            <text:p>Programming Language</text:p>
          </table:table-cell>
          <table:table-cell office:value-type="string" table:style-name="ce22">
            <text:p>Skills should successfully Updateded and saved in OrangeHRM.<text:s/></text:p>
          </table:table-cell>
          <table:table-cell office:value-type="string" table:style-name="ce23">
            <text:p>Skills is successfully Updateded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8">
          <table:table-cell table:style-name="ce19"/>
          <table:table-cell office:value-type="float" office:value="44" table:content-validation-name="val9" table:style-name="ce14">
            <text:p>44</text:p>
          </table:table-cell>
          <table:table-cell office:value-type="string" table:content-validation-name="val8" table:style-name="ce20">
            <text:p>TC_Qualification_ <text:s/>Skills_44</text:p>
          </table:table-cell>
          <table:table-cell office:value-type="string" table:style-name="ce21">
            <text:p>To Check functionality of deleting single record in Skills</text:p>
          </table:table-cell>
          <table:table-cell office:value-type="string" table:style-name="ce20">
            <text:p>User logged into OrangeHRM system.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Delete" button.<text:s text:c="2"/></text:p>
            <text:p/>
          </table:table-cell>
          <table:table-cell office:value-type="string" table:style-name="ce22">
            <text:p>Name</text:p>
            <text:p>Java</text:p>
            <text:p>Description</text:p>
            <text:p>Programming Language</text:p>
          </table:table-cell>
          <table:table-cell office:value-type="string" table:style-name="ce22">
            <text:p><text:s/></text:p>
            <text:p>Skills should successfully deleted from OrangeHRM</text:p>
          </table:table-cell>
          <table:table-cell office:value-type="string" table:style-name="ce23">
            <text:p><text:s/></text:p>
            <text:p>Skills is successfully deleted from OrangeHRM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8">
          <table:table-cell table:style-name="ce19"/>
          <table:table-cell office:value-type="float" office:value="45" table:content-validation-name="val9" table:style-name="ce14">
            <text:p>45</text:p>
          </table:table-cell>
          <table:table-cell office:value-type="string" table:content-validation-name="val8" table:style-name="ce20">
            <text:p>TC_Qualification_ <text:s/>Skills_45</text:p>
          </table:table-cell>
          <table:table-cell office:value-type="string" table:style-name="ce21">
            <text:p>To Check functionality of deleting multiple record in Skills</text:p>
          </table:table-cell>
          <table:table-cell office:value-type="string" table:style-name="ce20">
            <text:p>User logged into OrangeHRM system..and one or more than record<text:s/></text:p>
            <text:p>precent in list.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Delete" button.<text:s text:c="2"/></text:p>
            <text:p/>
          </table:table-cell>
          <table:table-cell office:value-type="string" table:style-name="ce22">
            <text:p>Name</text:p>
            <text:p>Java</text:p>
            <text:p>Description</text:p>
            <text:p>Programming Language</text:p>
            <text:p>Name</text:p>
            <text:p>C</text:p>
            <text:p>Description</text:p>
            <text:p>Programming Language</text:p>
          </table:table-cell>
          <table:table-cell office:value-type="string" table:style-name="ce22">
            <text:p><text:s/></text:p>
            <text:p>Skills should successfully deleted from OrangeHRM</text:p>
          </table:table-cell>
          <table:table-cell office:value-type="string" table:style-name="ce23">
            <text:p><text:s/></text:p>
            <text:p>Skills is successfully deleted from OrangeHRM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8">
          <table:table-cell table:style-name="ce19"/>
          <table:table-cell office:value-type="float" office:value="46" table:content-validation-name="val9" table:style-name="ce14">
            <text:p>46</text:p>
          </table:table-cell>
          <table:table-cell office:value-type="string" table:content-validation-name="val8" table:style-name="ce20">
            <text:p>TC_Qualification_ <text:s/>Skills_46</text:p>
          </table:table-cell>
          <table:table-cell office:value-type="string" table:style-name="ce21">
            <text:p>To Check functionality of Cancel the Skills</text:p>
          </table:table-cell>
          <table:table-cell office:value-type="string" table:style-name="ce20">
            <text:p>User logged into OrangeHRM system</text:p>
          </table:table-cell>
          <table:table-cell office:value-type="string" table:style-name="ce22">
            <text:p><text:s/>1. Navigate to the "Admin" module.<text:s/></text:p>
            <text:p>2. Select <text:s/>"Skills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22">
            <text:p>Name</text:p>
            <text:p>.Net</text:p>
            <text:p>Description</text:p>
            <text:p>Programming Language</text:p>
          </table:table-cell>
          <table:table-cell office:value-type="string" table:style-name="ce22">
            <text:p>Skills should successfully Cancel and saved in OrangeHRM.<text:s/></text:p>
          </table:table-cell>
          <table:table-cell office:value-type="string" table:style-name="ce23">
            <text:p>Skills is successfully Cancel and saved in OrangeHRM.<text:s/></text:p>
          </table:table-cell>
          <table:table-cell office:value-type="string" table:content-validation-name="val7" table:style-name="ce67">
            <text:p>PASS</text:p>
          </table:table-cell>
          <table:table-cell table:style-name="ce67"/>
          <table:table-cell table:number-columns-repeated="69" table:style-name="ce24"/>
          <table:table-cell table:number-columns-repeated="16304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 table:style-name="ce27"/>
          <table:table-cell office:value-type="float" office:value="47" table:content-validation-name="val9" table:style-name="ce14">
            <text:p>47</text:p>
          </table:table-cell>
          <table:table-cell office:value-type="string" table:content-validation-name="val8" table:style-name="ce28">
            <text:p>TC_Qualification_ <text:s/>Education_47</text:p>
          </table:table-cell>
          <table:table-cell office:value-type="string" table:style-name="ce29">
            <text:p>To Check functionality of adding <text:s text:c="2"/>Education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0">
            <text:p>Level</text:p>
            <text:p>Bachelor's Degree</text:p>
          </table:table-cell>
          <table:table-cell office:value-type="string" table:style-name="ce30">
            <text:p><text:s/>Education should successfully added and saved in OrangeHRM.<text:s/></text:p>
          </table:table-cell>
          <table:table-cell office:value-type="string" table:style-name="ce31">
            <text:p><text:s/>Education is successfully ad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8">
          <table:table-cell table:style-name="ce27"/>
          <table:table-cell office:value-type="float" office:value="48" table:content-validation-name="val9" table:style-name="ce14">
            <text:p>48</text:p>
          </table:table-cell>
          <table:table-cell office:value-type="string" table:content-validation-name="val8" table:style-name="ce28">
            <text:p>TC_Qualification_ <text:s/>Education_48</text:p>
          </table:table-cell>
          <table:table-cell office:value-type="string" table:style-name="ce29">
            <text:p>To Check functionality of adding <text:s/>Educationkeeping <text:s/>blank field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Add" button.</text:p>
            <text:p>4. Click on the "Save" button.</text:p>
          </table:table-cell>
          <table:table-cell table:style-name="ce28"/>
          <table:table-cell office:value-type="string" table:style-name="ce30">
            <text:p><text:s/>Education should not <text:s/>added and show Aproperiate message</text:p>
          </table:table-cell>
          <table:table-cell office:value-type="string" table:style-name="ce31">
            <text:p><text:s/>Education is not <text:s/>added and show Aproperiate message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8">
          <table:table-cell table:style-name="ce27"/>
          <table:table-cell office:value-type="float" office:value="49" table:content-validation-name="val9" table:style-name="ce14">
            <text:p>49</text:p>
          </table:table-cell>
          <table:table-cell office:value-type="string" table:content-validation-name="val8" table:style-name="ce28">
            <text:p>TC_Qualification_ <text:s/>Education_49</text:p>
          </table:table-cell>
          <table:table-cell office:value-type="string" table:style-name="ce29">
            <text:p>To Check functionality of editing <text:s/>Education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0">
            <text:p>Level</text:p>
            <text:p>Master's Degree</text:p>
          </table:table-cell>
          <table:table-cell office:value-type="string" table:style-name="ce30">
            <text:p><text:s/>Education should successfully Updateded and saved in OrangeHRM.<text:s/></text:p>
          </table:table-cell>
          <table:table-cell office:value-type="string" table:style-name="ce31">
            <text:p><text:s/>Education is successfully Updateded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8">
          <table:table-cell table:style-name="ce27"/>
          <table:table-cell office:value-type="float" office:value="50" table:content-validation-name="val9" table:style-name="ce14">
            <text:p>50</text:p>
          </table:table-cell>
          <table:table-cell office:value-type="string" table:content-validation-name="val8" table:style-name="ce28">
            <text:p>TC_Qualification_ <text:s/>Education_50</text:p>
          </table:table-cell>
          <table:table-cell office:value-type="string" table:style-name="ce29">
            <text:p>To Check functionality of deleting single record in <text:s/>Education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Delete" button.<text:s text:c="2"/></text:p>
            <text:p/>
          </table:table-cell>
          <table:table-cell office:value-type="string" table:style-name="ce30">
            <text:p>Level</text:p>
            <text:p>Phd Degree</text:p>
          </table:table-cell>
          <table:table-cell office:value-type="string" table:style-name="ce30">
            <text:p><text:s/></text:p>
            <text:p><text:s/>Education should successfully deleted from OrangeHRM</text:p>
          </table:table-cell>
          <table:table-cell office:value-type="string" table:style-name="ce31">
            <text:p><text:s/></text:p>
            <text:p><text:s/>Education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8">
          <table:table-cell table:style-name="ce27"/>
          <table:table-cell office:value-type="float" office:value="51" table:content-validation-name="val9" table:style-name="ce14">
            <text:p>51</text:p>
          </table:table-cell>
          <table:table-cell office:value-type="string" table:content-validation-name="val8" table:style-name="ce28">
            <text:p>TC_Qualification_ <text:s/>Education_51</text:p>
          </table:table-cell>
          <table:table-cell office:value-type="string" table:style-name="ce29">
            <text:p>To Check functionality of deleting multiple record in <text:s/>Education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Delete" button.<text:s text:c="2"/></text:p>
            <text:p/>
          </table:table-cell>
          <table:table-cell office:value-type="string" table:style-name="ce30">
            <text:p>Level</text:p>
            <text:p>Phd Degree</text:p>
            <text:p>Level</text:p>
            <text:p>Bachelor's Degree</text:p>
          </table:table-cell>
          <table:table-cell office:value-type="string" table:style-name="ce30">
            <text:p><text:s/></text:p>
            <text:p><text:s/>Education should successfully deleted from OrangeHRM</text:p>
          </table:table-cell>
          <table:table-cell office:value-type="string" table:style-name="ce31">
            <text:p><text:s/></text:p>
            <text:p><text:s/>Education is successfully deleted from OrangeHRM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8">
          <table:table-cell table:style-name="ce27"/>
          <table:table-cell office:value-type="float" office:value="52" table:content-validation-name="val9" table:style-name="ce14">
            <text:p>52</text:p>
          </table:table-cell>
          <table:table-cell office:value-type="string" table:content-validation-name="val8" table:style-name="ce28">
            <text:p>TC_Qualification_ <text:s/>Education_52</text:p>
          </table:table-cell>
          <table:table-cell office:value-type="string" table:style-name="ce29">
            <text:p>To Check functionality of Cancel the <text:s/>Education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Education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30">
            <text:p>Level</text:p>
            <text:p>Bachelor's Degree</text:p>
          </table:table-cell>
          <table:table-cell office:value-type="string" table:style-name="ce30">
            <text:p><text:s/>Education should successfully Cancel and saved in OrangeHRM.<text:s/></text:p>
          </table:table-cell>
          <table:table-cell office:value-type="string" table:style-name="ce31">
            <text:p><text:s/>Education is successfully Cancel and saved in OrangeHRM.<text:s/></text:p>
          </table:table-cell>
          <table:table-cell office:value-type="string" table:content-validation-name="val7" table:style-name="ce68">
            <text:p>PASS</text:p>
          </table:table-cell>
          <table:table-cell table:style-name="ce68"/>
          <table:table-cell table:number-columns-repeated="69" table:style-name="ce32"/>
          <table:table-cell table:number-columns-repeated="16304"/>
        </table:table-row>
        <table:table-row table:style-name="ro1">
          <table:table-cell table:style-name="ce2"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 table:style-name="ce36"/>
          <table:table-cell office:value-type="float" office:value="53" table:content-validation-name="val9" table:style-name="ce14">
            <text:p>53</text:p>
          </table:table-cell>
          <table:table-cell office:value-type="string" table:content-validation-name="val8" table:style-name="ce37">
            <text:p>TC_Qualification_ <text:s/>Licenses_53</text:p>
          </table:table-cell>
          <table:table-cell office:value-type="string" table:style-name="ce38">
            <text:p>To Check functionality of adding <text:s text:c="2"/>License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9">
            <text:p>Name</text:p>
            <text:p>Microsoft Certified Systems Engineer (MCSE)</text:p>
          </table:table-cell>
          <table:table-cell office:value-type="string" table:style-name="ce39">
            <text:p><text:s/>Licenses should successfully added and saved in OrangeHRM.<text:s/></text:p>
          </table:table-cell>
          <table:table-cell office:value-type="string" table:style-name="ce40">
            <text:p><text:s/>Licenses is successfully added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8">
          <table:table-cell table:style-name="ce36"/>
          <table:table-cell office:value-type="float" office:value="54" table:content-validation-name="val9" table:style-name="ce14">
            <text:p>54</text:p>
          </table:table-cell>
          <table:table-cell office:value-type="string" table:content-validation-name="val8" table:style-name="ce37">
            <text:p>TC_Qualification_ <text:s/>Licenses_54</text:p>
          </table:table-cell>
          <table:table-cell office:value-type="string" table:style-name="ce38">
            <text:p>To Check functionality of adding <text:s/>Licenseskeeping <text:s/>blank field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Add" button.</text:p>
            <text:p>4. Click on the "Save" button.</text:p>
          </table:table-cell>
          <table:table-cell table:style-name="ce37"/>
          <table:table-cell office:value-type="string" table:style-name="ce39">
            <text:p><text:s/>Licenses should not <text:s/>added and show Aproperiate message</text:p>
          </table:table-cell>
          <table:table-cell office:value-type="string" table:style-name="ce40">
            <text:p><text:s/>Licenses is not <text:s/>added and show Aproperiate message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8">
          <table:table-cell table:style-name="ce36"/>
          <table:table-cell office:value-type="float" office:value="55" table:content-validation-name="val9" table:style-name="ce14">
            <text:p>55</text:p>
          </table:table-cell>
          <table:table-cell office:value-type="string" table:content-validation-name="val8" table:style-name="ce37">
            <text:p>TC_Qualification_ <text:s/>Licenses_55</text:p>
          </table:table-cell>
          <table:table-cell office:value-type="string" table:style-name="ce38">
            <text:p>To Check functionality of editing <text:s/>License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9">
            <text:p>Name</text:p>
            <text:p>Certified Information Security Manager (CISM)</text:p>
          </table:table-cell>
          <table:table-cell office:value-type="string" table:style-name="ce39">
            <text:p><text:s/>Licenses should successfully Updateded and saved in OrangeHRM.<text:s/></text:p>
          </table:table-cell>
          <table:table-cell office:value-type="string" table:style-name="ce40">
            <text:p><text:s/>Licenses is successfully Updateded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8">
          <table:table-cell table:style-name="ce36"/>
          <table:table-cell office:value-type="float" office:value="56" table:content-validation-name="val9" table:style-name="ce14">
            <text:p>56</text:p>
          </table:table-cell>
          <table:table-cell office:value-type="string" table:content-validation-name="val8" table:style-name="ce37">
            <text:p>TC_Qualification_ <text:s/>Licenses_56</text:p>
          </table:table-cell>
          <table:table-cell office:value-type="string" table:style-name="ce38">
            <text:p>To Check functionality of deleting single record in <text:s/>Licenses</text:p>
          </table:table-cell>
          <table:table-cell office:value-type="string" table:style-name="ce37">
            <text:p>User logged into OrangeHRM system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Delete" button.<text:s text:c="2"/></text:p>
            <text:p/>
          </table:table-cell>
          <table:table-cell office:value-type="string" table:style-name="ce39">
            <text:p>Name</text:p>
            <text:p>Microsoft Certified Systems Engineer (MCSE)</text:p>
          </table:table-cell>
          <table:table-cell office:value-type="string" table:style-name="ce39">
            <text:p><text:s/></text:p>
            <text:p><text:s/>Licenses should successfully deleted from OrangeHRM</text:p>
          </table:table-cell>
          <table:table-cell office:value-type="string" table:style-name="ce40">
            <text:p><text:s/></text:p>
            <text:p><text:s/>Licenses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8">
          <table:table-cell table:style-name="ce36"/>
          <table:table-cell office:value-type="float" office:value="57" table:content-validation-name="val9" table:style-name="ce14">
            <text:p>57</text:p>
          </table:table-cell>
          <table:table-cell office:value-type="string" table:content-validation-name="val8" table:style-name="ce37">
            <text:p>TC_Qualification_ <text:s/>Licenses_57</text:p>
          </table:table-cell>
          <table:table-cell office:value-type="string" table:style-name="ce38">
            <text:p>To Check functionality of deleting multiple record in <text:s/>Licenses</text:p>
          </table:table-cell>
          <table:table-cell office:value-type="string" table:style-name="ce37">
            <text:p>User logged into OrangeHRM system.and one or more than record<text:s/></text:p>
            <text:p>precent in list.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Delete" button.<text:s text:c="2"/></text:p>
            <text:p/>
          </table:table-cell>
          <table:table-cell office:value-type="string" table:style-name="ce39">
            <text:p>Name</text:p>
            <text:p>Microsoft Certified Systems Engineer (MCSE)</text:p>
            <text:p>Name</text:p>
            <text:p>Certified Information Security Manager (CISM)</text:p>
          </table:table-cell>
          <table:table-cell office:value-type="string" table:style-name="ce39">
            <text:p><text:s/></text:p>
            <text:p><text:s/>Licenses should successfully deleted from OrangeHRM</text:p>
          </table:table-cell>
          <table:table-cell office:value-type="string" table:style-name="ce40">
            <text:p><text:s/></text:p>
            <text:p><text:s/>Licenses is successfully deleted from OrangeHRM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8">
          <table:table-cell table:style-name="ce36"/>
          <table:table-cell office:value-type="float" office:value="58" table:content-validation-name="val9" table:style-name="ce14">
            <text:p>58</text:p>
          </table:table-cell>
          <table:table-cell office:value-type="string" table:content-validation-name="val8" table:style-name="ce37">
            <text:p>TC_Qualification_ <text:s/>Licenses_58</text:p>
          </table:table-cell>
          <table:table-cell office:value-type="string" table:style-name="ce38">
            <text:p>To Check functionality of Cancel the <text:s/>Licenses</text:p>
          </table:table-cell>
          <table:table-cell office:value-type="string" table:style-name="ce37">
            <text:p>User logged into OrangeHRM system</text:p>
          </table:table-cell>
          <table:table-cell office:value-type="string" table:style-name="ce39">
            <text:p><text:s/>1. Navigate to the "Admin" module.<text:s/></text:p>
            <text:p>2. Select <text:s/>" Licenses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39">
            <text:p>Name</text:p>
            <text:p>PMI Agile Certified Practitioner (PMI-ACP)</text:p>
          </table:table-cell>
          <table:table-cell office:value-type="string" table:style-name="ce39">
            <text:p><text:s/>Licenses should successfully Cancel and saved in OrangeHRM.<text:s/></text:p>
          </table:table-cell>
          <table:table-cell office:value-type="string" table:style-name="ce40">
            <text:p><text:s/>Licenses is successfully Cancel and saved in OrangeHRM.<text:s/></text:p>
          </table:table-cell>
          <table:table-cell office:value-type="string" table:content-validation-name="val7" table:style-name="ce70">
            <text:p>PASS</text:p>
          </table:table-cell>
          <table:table-cell table:style-name="ce70"/>
          <table:table-cell table:number-columns-repeated="69" table:style-name="ce41"/>
          <table:table-cell table:number-columns-repeated="16304"/>
        </table:table-row>
        <table:table-row table:style-name="ro1">
          <table:table-cell table:style-name="ce2"/>
          <table:table-cell table:content-validation-name="val9" table:style-name="ce14"/>
          <table:table-cell table:content-validation-name="val8" table:style-name="ce37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 table:style-name="ce2"/>
          <table:table-cell office:value-type="float" office:value="59" table:content-validation-name="val9" table:style-name="ce14">
            <text:p>59</text:p>
          </table:table-cell>
          <table:table-cell office:value-type="string" table:content-validation-name="val8" table:style-name="ce28">
            <text:p>TC_Qualification_ <text:s/>Languages_59</text:p>
          </table:table-cell>
          <table:table-cell office:value-type="string" table:style-name="ce29">
            <text:p>To Check functionality of adding <text:s text:c="2"/>Languag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Marathi</text:p>
          </table:table-cell>
          <table:table-cell office:value-type="string" table:style-name="ce30">
            <text:p><text:s/>Languages should successfully added and saved in OrangeHRM.<text:s/></text:p>
          </table:table-cell>
          <table:table-cell office:value-type="string" table:style-name="ce48">
            <text:p><text:s/>Languages is successfully added and saved in OrangeHRM.<text:s/>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8">
          <table:table-cell table:style-name="ce2"/>
          <table:table-cell office:value-type="float" office:value="60" table:content-validation-name="val9" table:style-name="ce14">
            <text:p>60</text:p>
          </table:table-cell>
          <table:table-cell office:value-type="string" table:content-validation-name="val8" table:style-name="ce28">
            <text:p>TC_Qualification_ <text:s/>Languages_60</text:p>
          </table:table-cell>
          <table:table-cell office:value-type="string" table:style-name="ce29">
            <text:p>To Check functionality of adding <text:s/>Languages keeping <text:s/>blank field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Add" button.</text:p>
            <text:p>4. Click on the "Save" button.</text:p>
          </table:table-cell>
          <table:table-cell table:style-name="ce28"/>
          <table:table-cell office:value-type="string" table:style-name="ce30">
            <text:p><text:s/>Languages should not <text:s/>added and show Aproperiate message</text:p>
          </table:table-cell>
          <table:table-cell office:value-type="string" table:style-name="ce48">
            <text:p><text:s/>Languages is not <text:s/>added and show Aproperiate message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8">
          <table:table-cell table:style-name="ce2"/>
          <table:table-cell office:value-type="float" office:value="61" table:content-validation-name="val9" table:style-name="ce14">
            <text:p>61</text:p>
          </table:table-cell>
          <table:table-cell office:value-type="string" table:content-validation-name="val8" table:style-name="ce28">
            <text:p>TC_Qualification_ <text:s/>Languages_61</text:p>
          </table:table-cell>
          <table:table-cell office:value-type="string" table:style-name="ce29">
            <text:p>To Check functionality of editing <text:s/>Languag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English</text:p>
          </table:table-cell>
          <table:table-cell office:value-type="string" table:style-name="ce30">
            <text:p><text:s/>Languages should successfully Updateded and saved in OrangeHRM.<text:s/></text:p>
          </table:table-cell>
          <table:table-cell office:value-type="string" table:style-name="ce48">
            <text:p><text:s/>Languages is successfully Updateded and saved in OrangeHRM.<text:s/>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8">
          <table:table-cell table:style-name="ce2"/>
          <table:table-cell office:value-type="float" office:value="62" table:content-validation-name="val9" table:style-name="ce14">
            <text:p>62</text:p>
          </table:table-cell>
          <table:table-cell office:value-type="string" table:content-validation-name="val8" table:style-name="ce28">
            <text:p>TC_Qualification_ <text:s/>Languages_62</text:p>
          </table:table-cell>
          <table:table-cell office:value-type="string" table:style-name="ce29">
            <text:p>To Check functionality of deleting single record in <text:s text:c="2"/>Languages<text:s/>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Delete" button.<text:s text:c="2"/></text:p>
            <text:p/>
          </table:table-cell>
          <table:table-cell office:value-type="string" table:style-name="ce30">
            <text:p>Name</text:p>
            <text:p>Kannada</text:p>
            <text:p/>
          </table:table-cell>
          <table:table-cell office:value-type="string" table:style-name="ce30">
            <text:p><text:s/></text:p>
            <text:p><text:s/>Languages should successfully deleted from OrangeHRM</text:p>
          </table:table-cell>
          <table:table-cell office:value-type="string" table:style-name="ce48">
            <text:p><text:s/></text:p>
            <text:p><text:s/>Languages is successfully deleted from OrangeHRM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8">
          <table:table-cell/>
          <table:table-cell office:value-type="float" office:value="63" table:content-validation-name="val9" table:style-name="ce14">
            <text:p>63</text:p>
          </table:table-cell>
          <table:table-cell office:value-type="string" table:content-validation-name="val8" table:style-name="ce28">
            <text:p>TC_Qualification_ <text:s/>Languages_63</text:p>
          </table:table-cell>
          <table:table-cell office:value-type="string" table:style-name="ce29">
            <text:p>To Check functionality of deleting multiple record in <text:s text:c="2"/>Languages<text:s/></text:p>
          </table:table-cell>
          <table:table-cell office:value-type="string" table:style-name="ce28">
            <text:p>User logged into OrangeHRM system..and one or more than record<text:s/></text:p>
            <text:p>precent in list.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Delete" button.<text:s text:c="2"/></text:p>
            <text:p/>
          </table:table-cell>
          <table:table-cell office:value-type="string" table:style-name="ce30">
            <text:p>Name</text:p>
            <text:p>Kannada</text:p>
            <text:p>Nepali</text:p>
            <text:p/>
          </table:table-cell>
          <table:table-cell office:value-type="string" table:style-name="ce30">
            <text:p><text:s/></text:p>
            <text:p><text:s/>Languages should successfully deleted from OrangeHRM</text:p>
          </table:table-cell>
          <table:table-cell office:value-type="string" table:style-name="ce48">
            <text:p><text:s/></text:p>
            <text:p><text:s/>Languages is successfully deleted from OrangeHRM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9">
          <table:table-cell/>
          <table:table-cell office:value-type="float" office:value="64" table:content-validation-name="val9" table:style-name="ce14">
            <text:p>64</text:p>
          </table:table-cell>
          <table:table-cell office:value-type="string" table:content-validation-name="val8" table:style-name="ce28">
            <text:p>TC_Qualification_ <text:s/>Languages_64</text:p>
          </table:table-cell>
          <table:table-cell office:value-type="string" table:style-name="ce29">
            <text:p>To Check functionality of Cancel the <text:s/>Languages</text:p>
          </table:table-cell>
          <table:table-cell office:value-type="string" table:style-name="ce28">
            <text:p>User logged into OrangeHRM system</text:p>
          </table:table-cell>
          <table:table-cell office:value-type="string" table:style-name="ce30">
            <text:p><text:s/>1. Navigate to the "Admin" module.<text:s/></text:p>
            <text:p>2. Select <text:s/>" Languages".<text:s/></text:p>
            <text:p>3. Click on the "Cancel" button. 4. Fill in the required fields with relevant information.<text:s/></text:p>
            <text:p>5. Click on the "Save" button.</text:p>
          </table:table-cell>
          <table:table-cell office:value-type="string" table:style-name="ce30">
            <text:p>Name</text:p>
            <text:p>Spanish</text:p>
          </table:table-cell>
          <table:table-cell office:value-type="string" table:style-name="ce30">
            <text:p><text:s/>Languages should successfully Cancel and saved in OrangeHRM.<text:s/></text:p>
          </table:table-cell>
          <table:table-cell office:value-type="string" table:style-name="ce48">
            <text:p><text:s/>Languages is successfully Cancel and saved in OrangeHRM.<text:s/></text:p>
          </table:table-cell>
          <table:table-cell office:value-type="string" table:content-validation-name="val7" table:style-name="ce73">
            <text:p>PASS</text:p>
          </table:table-cell>
          <table:table-cell table:style-name="ce73"/>
          <table:table-cell table:number-columns-repeated="8" table:style-name="ce49"/>
          <table:table-cell table:number-columns-repeated="238" table:style-name="ce25"/>
          <table:table-cell table:number-columns-repeated="16127"/>
        </table:table-row>
        <table:table-row table:style-name="ro1">
          <table:table-cell/>
          <table:table-cell table:content-validation-name="val9" table:style-name="ce14"/>
          <table:table-cell table:content-validation-name="val8" table:style-name="ce28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/>
          <table:table-cell office:value-type="float" office:value="65" table:content-validation-name="val9" table:style-name="ce14">
            <text:p>65</text:p>
          </table:table-cell>
          <table:table-cell office:value-type="string" table:content-validation-name="val8" table:style-name="ce15">
            <text:p>TC_Qualification_ <text:s/>Memberships_65</text:p>
          </table:table-cell>
          <table:table-cell office:value-type="string" table:style-name="ce16">
            <text:p>To Check functionality of adding <text:s text:c="2"/>Memberships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17">
            <text:p>Name</text:p>
            <text:p>Right to Information(RTI)</text:p>
          </table:table-cell>
          <table:table-cell office:value-type="string" table:style-name="ce17">
            <text:p><text:s/>Memberships should successfully added and saved in OrangeHRM.<text:s/></text:p>
          </table:table-cell>
          <table:table-cell office:value-type="string" table:style-name="ce50">
            <text:p><text:s/>Memberships is successfully added and saved in OrangeHRM.<text:s/>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8">
          <table:table-cell/>
          <table:table-cell office:value-type="float" office:value="66" table:content-validation-name="val9" table:style-name="ce14">
            <text:p>66</text:p>
          </table:table-cell>
          <table:table-cell office:value-type="string" table:content-validation-name="val8" table:style-name="ce15">
            <text:p>TC_Qualification_ <text:s/>Memberships_66</text:p>
          </table:table-cell>
          <table:table-cell office:value-type="string" table:style-name="ce16">
            <text:p>To Check functionality of adding <text:s/>Memberships keeping <text:s/>blank fields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Add" button.</text:p>
            <text:p>4. Click on the "Save" button.</text:p>
          </table:table-cell>
          <table:table-cell table:style-name="ce15"/>
          <table:table-cell office:value-type="string" table:style-name="ce17">
            <text:p><text:s/>Memberships should not <text:s/>added and show Aproperiate message</text:p>
          </table:table-cell>
          <table:table-cell office:value-type="string" table:style-name="ce50">
            <text:p><text:s/>Memberships is not <text:s/>added and show Aproperiate message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8">
          <table:table-cell/>
          <table:table-cell office:value-type="float" office:value="67" table:content-validation-name="val9" table:style-name="ce14">
            <text:p>67</text:p>
          </table:table-cell>
          <table:table-cell office:value-type="string" table:content-validation-name="val8" table:style-name="ce15">
            <text:p>TC_Qualification_ <text:s/>Memberships_67</text:p>
          </table:table-cell>
          <table:table-cell office:value-type="string" table:style-name="ce16">
            <text:p>To Check functionality of editing <text:s/>Memberships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17">
            <text:p>Ministry of Electronics and Information Technology(MEIT)</text:p>
          </table:table-cell>
          <table:table-cell office:value-type="string" table:style-name="ce17">
            <text:p><text:s/>Memberships should successfully Updateded and saved in OrangeHRM.<text:s/></text:p>
          </table:table-cell>
          <table:table-cell office:value-type="string" table:style-name="ce50">
            <text:p><text:s/>Memberships is successfully Updateded and saved in OrangeHRM.<text:s/>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8">
          <table:table-cell/>
          <table:table-cell office:value-type="float" office:value="68" table:content-validation-name="val9" table:style-name="ce14">
            <text:p>68</text:p>
          </table:table-cell>
          <table:table-cell office:value-type="string" table:content-validation-name="val8" table:style-name="ce15">
            <text:p>TC_Qualification_ <text:s/>Memberships_68</text:p>
          </table:table-cell>
          <table:table-cell office:value-type="string" table:style-name="ce16">
            <text:p>To Check functionality of deleting <text:s/>single record <text:s/>in Memberships</text:p>
          </table:table-cell>
          <table:table-cell office:value-type="string" table:style-name="ce15">
            <text:p>User logged into OrangeHRM system..and one or more than record<text:s/></text:p>
            <text:p>precent in list.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Delete" button.<text:s text:c="2"/></text:p>
            <text:p/>
          </table:table-cell>
          <table:table-cell office:value-type="string" table:style-name="ce17">
            <text:p>British Computer Society (BCS)</text:p>
            <text:p/>
          </table:table-cell>
          <table:table-cell office:value-type="string" table:style-name="ce17">
            <text:p><text:s/></text:p>
            <text:p><text:s/>Memberships should successfully deleted from OrangeHRM</text:p>
          </table:table-cell>
          <table:table-cell office:value-type="string" table:style-name="ce50">
            <text:p><text:s/></text:p>
            <text:p><text:s/>Memberships is successfully deleted from OrangeHRM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8">
          <table:table-cell/>
          <table:table-cell office:value-type="float" office:value="69" table:content-validation-name="val9" table:style-name="ce14">
            <text:p>69</text:p>
          </table:table-cell>
          <table:table-cell office:value-type="string" table:content-validation-name="val8" table:style-name="ce15">
            <text:p>TC_Qualification_ <text:s/>Memberships_69</text:p>
          </table:table-cell>
          <table:table-cell office:value-type="string" table:style-name="ce16">
            <text:p>To Check functionality of deleting <text:s/>multiple record <text:s/>in Memberships</text:p>
          </table:table-cell>
          <table:table-cell office:value-type="string" table:style-name="ce15">
            <text:p>User logged into OrangeHRM system..and one or more than record<text:s/></text:p>
            <text:p>precent in list.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Delete" button.<text:s text:c="2"/></text:p>
            <text:p/>
          </table:table-cell>
          <table:table-cell office:value-type="string" table:style-name="ce17">
            <text:p>British Computer Society (BCS)</text:p>
            <text:p>Ministry of Electronics and Information Technology(MEIT)</text:p>
            <text:p/>
          </table:table-cell>
          <table:table-cell office:value-type="string" table:style-name="ce17">
            <text:p><text:s/></text:p>
            <text:p><text:s/>Memberships should successfully deleted from OrangeHRM</text:p>
          </table:table-cell>
          <table:table-cell office:value-type="string" table:style-name="ce50">
            <text:p><text:s/></text:p>
            <text:p><text:s/>Memberships is successfully deleted from OrangeHRM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8">
          <table:table-cell/>
          <table:table-cell office:value-type="float" office:value="70" table:content-validation-name="val9" table:style-name="ce14">
            <text:p>70</text:p>
          </table:table-cell>
          <table:table-cell office:value-type="string" table:content-validation-name="val8" table:style-name="ce15">
            <text:p>TC_Qualification_ <text:s/>Memberships_70</text:p>
          </table:table-cell>
          <table:table-cell office:value-type="string" table:style-name="ce16">
            <text:p>To Check functionality of Reset the <text:s/>Memberships</text:p>
          </table:table-cell>
          <table:table-cell office:value-type="string" table:style-name="ce15">
            <text:p>User logged into OrangeHRM system</text:p>
          </table:table-cell>
          <table:table-cell office:value-type="string" table:style-name="ce17">
            <text:p><text:s/>1. Navigate to the "Admin" module.<text:s/></text:p>
            <text:p>2. Select <text:s/>" Memberships".<text:s/></text:p>
            <text:p>3. Click on the "reset" button. 4. Fill in the required fields with relevant information.<text:s/></text:p>
            <text:p>5. Click on the "Save" button.</text:p>
          </table:table-cell>
          <table:table-cell office:value-type="string" table:style-name="ce17">
            <text:p>Name</text:p>
            <text:p>British Computer Society (BCS)</text:p>
            <text:p/>
          </table:table-cell>
          <table:table-cell office:value-type="string" table:style-name="ce17">
            <text:p><text:s/>Memberships should successfully Reset and saved in OrangeHRM.<text:s/></text:p>
          </table:table-cell>
          <table:table-cell office:value-type="string" table:style-name="ce50">
            <text:p><text:s/>Memberships is successfully Reset and saved in OrangeHRM.<text:s/></text:p>
          </table:table-cell>
          <table:table-cell office:value-type="string" table:content-validation-name="val7" table:style-name="ce74">
            <text:p>PASS</text:p>
          </table:table-cell>
          <table:table-cell table:style-name="ce74"/>
          <table:table-cell table:number-columns-repeated="4" table:style-name="ce51"/>
          <table:table-cell table:number-columns-repeated="242" table:style-name="ce25"/>
          <table:table-cell table:number-columns-repeated="16127"/>
        </table:table-row>
        <table:table-row table:style-name="ro1">
          <table:table-cell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246" table:style-name="ce25"/>
          <table:table-cell table:number-columns-repeated="16127"/>
        </table:table-row>
        <table:table-row table:style-name="ro8">
          <table:table-cell table:style-name="ce52"/>
          <table:table-cell office:value-type="float" office:value="71" table:content-validation-name="val9" table:style-name="ce14">
            <text:p>71</text:p>
          </table:table-cell>
          <table:table-cell office:value-type="string" table:content-validation-name="val8" table:style-name="ce53">
            <text:p>TC_Nationality_ <text:s/>71</text:p>
          </table:table-cell>
          <table:table-cell office:value-type="string" table:style-name="ce54">
            <text:p>To Check functionality of adding <text:s text:c="2"/>Nationality</text:p>
          </table:table-cell>
          <table:table-cell office:value-type="string" table:style-name="ce53">
            <text:p>User logged into OrangeHRM system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Add" button. 4. Fill in the required fields with relevant information.<text:s/></text:p>
            <text:p>5. Click on the "Save" button.</text:p>
          </table:table-cell>
          <table:table-cell office:value-type="string" table:style-name="ce55">
            <text:p>India</text:p>
          </table:table-cell>
          <table:table-cell office:value-type="string" table:style-name="ce55">
            <text:p><text:s/>Nationality should successfully added and saved in OrangeHRM.<text:s/></text:p>
          </table:table-cell>
          <table:table-cell office:value-type="string" table:style-name="ce56">
            <text:p><text:s/>Nationality is successfully added and saved in OrangeHRM.<text:s/>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8">
          <table:table-cell table:style-name="ce52"/>
          <table:table-cell office:value-type="float" office:value="72" table:content-validation-name="val9" table:style-name="ce14">
            <text:p>72</text:p>
          </table:table-cell>
          <table:table-cell office:value-type="string" table:content-validation-name="val8" table:style-name="ce53">
            <text:p>TC_Nationality_ <text:s/>72</text:p>
          </table:table-cell>
          <table:table-cell office:value-type="string" table:style-name="ce54">
            <text:p>To Check functionality of adding <text:s/>Nationality keeping <text:s/>blank fields</text:p>
          </table:table-cell>
          <table:table-cell office:value-type="string" table:style-name="ce53">
            <text:p>User logged into OrangeHRM system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Add" button.</text:p>
            <text:p>4. Click on the "Save" button.</text:p>
          </table:table-cell>
          <table:table-cell table:style-name="ce53"/>
          <table:table-cell office:value-type="string" table:style-name="ce55">
            <text:p><text:s/>Nationality should not <text:s/>added and show Aproperiate message</text:p>
          </table:table-cell>
          <table:table-cell office:value-type="string" table:style-name="ce56">
            <text:p><text:s/>Nationality is not <text:s/>added and show Aproperiate message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8">
          <table:table-cell table:style-name="ce52"/>
          <table:table-cell office:value-type="float" office:value="73" table:content-validation-name="val9" table:style-name="ce14">
            <text:p>73</text:p>
          </table:table-cell>
          <table:table-cell office:value-type="string" table:content-validation-name="val8" table:style-name="ce53">
            <text:p>TC_Nationality_ <text:s/>73</text:p>
          </table:table-cell>
          <table:table-cell office:value-type="string" table:style-name="ce54">
            <text:p>To Check functionality of editing <text:s/>Nationality</text:p>
          </table:table-cell>
          <table:table-cell office:value-type="string" table:style-name="ce53">
            <text:p>User logged into OrangeHRM system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Edit" button. 4. Fill in the required fields with relevant information.<text:s/></text:p>
            <text:p>5. Click on the "Save" button.</text:p>
          </table:table-cell>
          <table:table-cell office:value-type="string" table:style-name="ce55">
            <text:p>Colombian</text:p>
          </table:table-cell>
          <table:table-cell office:value-type="string" table:style-name="ce55">
            <text:p><text:s/>Nationality should successfully Updateded and saved in OrangeHRM.<text:s/></text:p>
          </table:table-cell>
          <table:table-cell office:value-type="string" table:style-name="ce56">
            <text:p><text:s/>Nationality is successfully Updateded and saved in OrangeHRM.<text:s/>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8">
          <table:table-cell table:style-name="ce52"/>
          <table:table-cell office:value-type="float" office:value="74" table:content-validation-name="val9" table:style-name="ce14">
            <text:p>74</text:p>
          </table:table-cell>
          <table:table-cell office:value-type="string" table:content-validation-name="val8" table:style-name="ce53">
            <text:p>TC_Nationality_ <text:s/>74</text:p>
          </table:table-cell>
          <table:table-cell office:value-type="string" table:style-name="ce54">
            <text:p>To Check functionality of deleting single record in <text:s/>Nationality</text:p>
          </table:table-cell>
          <table:table-cell office:value-type="string" table:style-name="ce53">
            <text:p>User logged into OrangeHRM system..and one or more than record<text:s/></text:p>
            <text:p>precent in list.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Delete" button.<text:s text:c="2"/></text:p>
            <text:p/>
          </table:table-cell>
          <table:table-cell office:value-type="string" table:style-name="ce55">
            <text:p>Colombian</text:p>
          </table:table-cell>
          <table:table-cell office:value-type="string" table:style-name="ce55">
            <text:p><text:s/></text:p>
            <text:p><text:s/>Nationality should successfully deleted from OrangeHRM</text:p>
          </table:table-cell>
          <table:table-cell office:value-type="string" table:style-name="ce56">
            <text:p><text:s/></text:p>
            <text:p><text:s/>Nationality is successfully deleted from OrangeHRM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8">
          <table:table-cell table:style-name="ce52"/>
          <table:table-cell office:value-type="float" office:value="75" table:content-validation-name="val9" table:style-name="ce14">
            <text:p>75</text:p>
          </table:table-cell>
          <table:table-cell office:value-type="string" table:content-validation-name="val8" table:style-name="ce53">
            <text:p>TC_Nationality_ <text:s/>75</text:p>
          </table:table-cell>
          <table:table-cell office:value-type="string" table:style-name="ce54">
            <text:p>To Check functionality of deleting multiple record in <text:s/>Nationality</text:p>
          </table:table-cell>
          <table:table-cell office:value-type="string" table:style-name="ce53">
            <text:p>User logged into OrangeHRM system..and one or more than record<text:s/></text:p>
            <text:p>precent in list.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Delete" button.<text:s text:c="2"/></text:p>
            <text:p/>
          </table:table-cell>
          <table:table-cell office:value-type="string" table:style-name="ce55">
            <text:p>Colombian</text:p>
            <text:p>chaina</text:p>
          </table:table-cell>
          <table:table-cell office:value-type="string" table:style-name="ce55">
            <text:p><text:s/></text:p>
            <text:p><text:s/>Nationality should successfully deleted from OrangeHRM</text:p>
          </table:table-cell>
          <table:table-cell office:value-type="string" table:style-name="ce56">
            <text:p><text:s/></text:p>
            <text:p><text:s/>Nationality is successfully deleted from OrangeHRM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10">
          <table:table-cell table:style-name="ce52"/>
          <table:table-cell office:value-type="float" office:value="76" table:content-validation-name="val9" table:style-name="ce14">
            <text:p>76</text:p>
          </table:table-cell>
          <table:table-cell office:value-type="string" table:content-validation-name="val8" table:style-name="ce53">
            <text:p>TC_Nationality_ <text:s/>76</text:p>
          </table:table-cell>
          <table:table-cell office:value-type="string" table:style-name="ce54">
            <text:p>To Check functionality of Reset the <text:s/>Nationality</text:p>
          </table:table-cell>
          <table:table-cell office:value-type="string" table:style-name="ce53">
            <text:p>User logged into OrangeHRM system</text:p>
          </table:table-cell>
          <table:table-cell office:value-type="string" table:style-name="ce55">
            <text:p><text:s/>1. Navigate to the "Admin" module.<text:s/></text:p>
            <text:p>2. Select <text:s/>" Nationality".<text:s/></text:p>
            <text:p>3. Click on the "reset" button. 4. Fill in the required fields with relevant information.<text:s/></text:p>
            <text:p>5. Click on the "Save" button.</text:p>
          </table:table-cell>
          <table:table-cell office:value-type="string" table:style-name="ce55">
            <text:p/>
            <text:p>North Korean</text:p>
          </table:table-cell>
          <table:table-cell office:value-type="string" table:style-name="ce55">
            <text:p><text:s/>Nationality should successfully Reset and saved in OrangeHRM.<text:s/></text:p>
          </table:table-cell>
          <table:table-cell office:value-type="string" table:style-name="ce56">
            <text:p><text:s/>Nationality is successfully Reset and saved in OrangeHRM.<text:s/></text:p>
          </table:table-cell>
          <table:table-cell office:value-type="string" table:content-validation-name="val7" table:style-name="ce75">
            <text:p>PASS</text:p>
          </table:table-cell>
          <table:table-cell table:style-name="ce75"/>
          <table:table-cell table:number-columns-repeated="246" table:style-name="ce57"/>
          <table:table-cell table:number-columns-repeated="16127" table:style-name="ce52"/>
        </table:table-row>
        <table:table-row table:style-name="ro1">
          <table:table-cell/>
          <table:table-cell table:content-validation-name="val9" table:style-name="ce14"/>
          <table:table-cell table:style-name="ce25"/>
          <table:table-cell table:number-columns-repeated="8" table:style-name="ce26"/>
          <table:table-cell table:number-columns-repeated="16373"/>
        </table:table-row>
        <table:table-row table:number-rows-repeated="20" table:style-name="ro10">
          <table:table-cell/>
          <table:table-cell table:content-validation-name="val9" table:style-name="ce14"/>
          <table:table-cell table:content-validation-name="val8" table:style-name="ce58"/>
          <table:table-cell table:number-columns-repeated="6" table:style-name="ce59"/>
          <table:table-cell table:content-validation-name="val7" table:style-name="ce76"/>
          <table:table-cell table:style-name="ce76"/>
          <table:table-cell table:number-columns-repeated="16373"/>
        </table:table-row>
        <table:table-row table:number-rows-repeated="4" table:style-name="ro10">
          <table:table-cell/>
          <table:table-cell table:content-validation-name="val9" table:style-name="ce58"/>
          <table:table-cell table:content-validation-name="val8" table:style-name="ce58"/>
          <table:table-cell table:number-columns-repeated="6" table:style-name="ce59"/>
          <table:table-cell table:content-validation-name="val7" table:style-name="ce76"/>
          <table:table-cell table:style-name="ce76"/>
          <table:table-cell table:number-columns-repeated="16373"/>
        </table:table-row>
        <table:table-row table:number-rows-repeated="280" table:style-name="ro1">
          <table:table-cell/>
          <table:table-cell table:content-validation-name="val9" table:style-name="ce58"/>
          <table:table-cell table:content-validation-name="val8" table:style-name="ce58"/>
          <table:table-cell table:number-columns-repeated="6" table:style-name="ce59"/>
          <table:table-cell table:content-validation-name="val7" table:style-name="ce76"/>
          <table:table-cell table:style-name="ce76"/>
          <table:table-cell table:number-columns-repeated="16373"/>
        </table:table-row>
        <table:table-row table:number-rows-repeated="65135" table:style-name="ro1">
          <table:table-cell/>
          <table:table-cell table:content-validation-name="val9" table:style-name="ce25"/>
          <table:table-cell table:content-validation-name="val8" table:style-name="ce25"/>
          <table:table-cell table:number-columns-repeated="6"/>
          <table:table-cell table:content-validation-name="val7" table:style-name="ce77"/>
          <table:table-cell table:style-name="ce77"/>
          <table:table-cell table:number-columns-repeated="16373"/>
        </table:table-row>
        <table:table-row table:number-rows-repeated="9830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37P0" number:language="en" number:country="IN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ext-properties fo:color="#993300" fo:font-weight="bold" style:font-weight-asian="bold" style:font-weight-complex="bold"/>
    </style:style>
    <style:style style:name="cf10" style:family="table-cell" style:data-style-name="N0">
      <style:text-properties fo:color="#993300" fo:font-weight="bold" style:font-weight-asian="bold" style:font-weight-complex="bold"/>
    </style:style>
    <style:style style:name="cf11" style:family="table-cell" style:data-style-name="N0">
      <style:text-properties fo:color="#FF0000" fo:font-weight="bold" style:font-weight-asian="bold" style:font-weight-complex="bold"/>
    </style:style>
    <style:style style:name="cf12" style:family="table-cell" style:data-style-name="N0">
      <style:text-properties fo:color="#008000" fo:font-weight="bold" style:font-weight-asian="bold" style:font-weight-complex="bold"/>
    </style:style>
    <style:style style:name="cf13" style:family="table-cell" style:data-style-name="N0">
      <style:text-properties fo:color="#993300" fo:font-weight="bold" style:font-weight-asian="bold" style:font-weight-complex="bold"/>
    </style:style>
    <style:style style:name="cf14" style:family="table-cell" style:data-style-name="N0">
      <style:text-properties fo:color="#FF0000" fo:font-weight="bold" style:font-weight-asian="bold" style:font-weight-complex="bold"/>
    </style:style>
    <style:style style:name="cf15" style:family="table-cell" style:data-style-name="N0">
      <style:text-properties fo:color="#008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ext-properties fo:color="#008000" fo:font-weight="bold" style:font-weight-asian="bold" style:font-weight-complex="bold"/>
    </style:style>
    <style:style style:name="cf4" style:family="table-cell" style:data-style-name="N0">
      <style:text-properties fo:color="#993300" fo:font-weight="bold" style:font-weight-asian="bold" style:font-weight-complex="bold"/>
    </style:style>
    <style:style style:name="cf5" style:family="table-cell" style:data-style-name="N0">
      <style:text-properties fo:color="#FF0000" fo:font-weight="bold" style:font-weight-asian="bold" style:font-weight-complex="bold"/>
    </style:style>
    <style:style style:name="cf6" style:family="table-cell" style:data-style-name="N0">
      <style:text-properties fo:color="#008000" fo:font-weight="bold" style:font-weight-asian="bold" style:font-weight-complex="bold"/>
    </style:style>
    <style:style style:name="cf7" style:family="table-cell" style:data-style-name="N0">
      <style:text-properties fo:color="#993300" fo:font-weight="bold" style:font-weight-asian="bold" style:font-weight-complex="bold"/>
    </style:style>
    <style:style style:name="cf8" style:family="table-cell" style:data-style-name="N0">
      <style:text-properties fo:color="#FF0000" fo:font-weight="bold" style:font-weight-asian="bold" style:font-weight-complex="bold"/>
    </style:style>
    <style:style style:name="cf9" style:family="table-cell" style:data-style-name="N0">
      <style:text-properties fo:color="#008000" fo:font-weight="bold" style:font-weight-asian="bold" style:font-weight-complex="bold"/>
    </style:style>
    <style:style style:name="Excel_CondFormat_1_1_1" style:family="table-cell" style:data-style-name="N0">
      <style:table-cell-properties style:vertical-align="automatic" fo:background-color="transparent"/>
      <style:text-properties fo:color="#993300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6" style:family="table-cell">
      <style:text-properties fo:color="#993300" fo:font-weight="bold" style:font-weight-asian="bold" style:font-weight-complex="bold" style:font-family-generic="swiss"/>
    </style:style>
    <style:style style:name="cf17" style:family="table-cell">
      <style:text-properties fo:color="#FF0000" fo:font-weight="bold" style:font-weight-asian="bold" style:font-weight-complex="bold" style:font-family-generic="swiss"/>
    </style:style>
    <style:style style:name="cf18" style:family="table-cell">
      <style:text-properties fo:color="#008000" fo:font-weight="bold" style:font-weight-asian="bold" style:font-weight-complex="bold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dst_common</meta:initial-creator>
    <dc:creator>shivchougule1201@gmail.com</dc:creator>
    <meta:creation-date>2012-02-13T09:12:52Z</meta:creation-date>
    <dc:date>2024-07-02T10:17:25Z</dc:date>
    <meta:print-date>2024-05-01T14:05:48Z</meta:print-date>
    <meta:editing-cycles>25</meta:editing-cycles>
    <meta:editing-duration>PT3051S</meta:editing-duration>
  </office:meta>
</office:document-meta>
</file>